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03EF55E70A3.jpg"/>
  <manifest:file-entry manifest:media-type="image/png" manifest:full-path="Pictures/10000000000001980000006317A3675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textarea-horizontal-align="center" draw:textarea-vertical-align="middle" draw:auto-grow-height="true" draw:auto-grow-width="true" fo:min-height="6.592cm" fo:min-width="15cm"/>
    </style:style>
    <style:style style:name="gr2" style:family="graphic">
      <style:graphic-properties style:protect="size"/>
    </style:style>
    <style:style style:name="gr3" style:family="graphic" style:parent-style-name="standard">
      <style:graphic-properties draw:fill-color="#e6e6ff" draw:textarea-horizontal-align="center" draw:textarea-vertical-align="middle"/>
    </style:style>
    <style:style style:name="gr4" style:family="graphic" style:parent-style-name="standard">
      <style:graphic-properties draw:fill-color="#ffff99" draw:textarea-horizontal-align="center" draw:textarea-vertical-align="top"/>
    </style:style>
    <style:style style:name="gr5" style:family="graphic" style:parent-style-name="standard">
      <style:graphic-properties draw:stroke="dash" draw:stroke-dash="Ultrafine_20_Dashed" draw:marker-end-width="0.3cm" draw:textarea-horizontal-align="center" draw:textarea-vertical-align="middle"/>
    </style:style>
    <style:style style:name="gr6" style:family="graphic" style:parent-style-name="standard" style:list-style-name="L5">
      <style:graphic-properties draw:stroke="none" draw:fill="none" draw:fill-color="#ffffff" fo:min-height="6.519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56cm"/>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list-style-name="L5">
      <style:graphic-properties draw:stroke="none" draw:fill="none" draw:fill-color="#ffffff" fo:min-height="2.9cm"/>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fill-color="#ffff99" draw:textarea-horizontal-align="center" draw:textarea-vertical-align="middle"/>
    </style:style>
    <style:style style:name="gr14" style:family="graphic" style:parent-style-name="standard" style:list-style-name="L5">
      <style:graphic-properties draw:stroke="none" draw:fill="none" draw:fill-color="#ffffff" fo:min-height="6.176cm"/>
    </style:style>
    <style:style style:name="gr15" style:family="graphic" style:parent-style-name="standard">
      <style:graphic-properties draw:fill="none" draw:fill-color="#ffff99" draw:opacity="0%" draw:textarea-horizontal-align="center" draw:textarea-vertical-align="top" draw:shadow-opacity="0%"/>
    </style:style>
    <style:style style:name="gr16" style:family="graphic" style:parent-style-name="standard" style:list-style-name="L5">
      <style:graphic-properties draw:stroke="none" draw:fill="none" draw:fill-color="#ffffff" fo:min-height="3cm"/>
    </style:style>
    <style:style style:name="gr17" style:family="graphic" style:parent-style-name="standard">
      <style:graphic-properties draw:fill-color="#ffcc99" draw:textarea-horizontal-align="left" draw:textarea-vertical-align="top"/>
    </style:style>
    <style:style style:name="gr18" style:family="graphic" style:parent-style-name="standard">
      <style:graphic-properties draw:fill-color="#ffcc99" draw:textarea-horizontal-align="right" draw:textarea-vertical-align="top"/>
    </style:style>
    <style:style style:name="pr1" style:family="presentation" style:parent-style-name="Standard-notes">
      <style:graphic-properties draw:fill-color="#ffffff" draw:auto-grow-height="true" fo:min-height="13.336cm"/>
    </style:style>
    <style:style style:name="pr2" style:family="presentation" style:parent-style-name="Standard-title">
      <style:graphic-properties draw:fill-color="#ffffff" draw:auto-grow-height="true" fo:min-height="2.587cm"/>
    </style:style>
    <style:style style:name="pr3" style:family="presentation" style:parent-style-name="Standard-outline1">
      <style:graphic-properties draw:fill-color="#ffffff" draw:auto-grow-height="true" fo:min-height="12.998cm"/>
    </style:style>
    <style:style style:name="pr4" style:family="presentation" style:parent-style-name="faktor10-folien-title">
      <style:graphic-properties draw:fill-color="#ffffff" draw:auto-grow-height="true" fo:min-height="3.489cm"/>
    </style:style>
    <style:style style:name="pr5" style:family="presentation" style:parent-style-name="faktor10-folien-outline1">
      <style:graphic-properties draw:fill-color="#ffffff" draw:auto-grow-height="true" fo:min-height="11.96cm"/>
    </style:style>
    <style:style style:name="pr6" style:family="presentation" style:parent-style-name="faktor10-folien-notes">
      <style:graphic-properties draw:fill-color="#ffffff" fo:min-height="13.336cm"/>
    </style:style>
    <style:style style:name="pr7" style:family="presentation" style:parent-style-name="Standard-notes">
      <style:graphic-properties draw:fill-color="#ffffff" fo:min-height="13.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style>
    <style:style style:name="P5" style:family="paragraph">
      <style:paragraph-properties fo:margin-left="1.199cm" fo:margin-right="0cm" fo:text-indent="-0.9cm"/>
    </style:style>
    <style:style style:name="P6" style:family="paragraph">
      <style:paragraph-properties fo:text-align="center"/>
    </style:style>
    <style:style style:name="P7" style:family="paragraph">
      <style:paragraph-properties fo:margin-left="2.398cm" fo:margin-right="0cm" fo:text-indent="-0.798cm"/>
    </style:style>
    <style:style style:name="P8" style:family="paragraph">
      <style:paragraph-properties fo:margin-left="1.195cm" fo:margin-right="0cm" fo:text-indent="-0.9cm"/>
    </style:style>
    <style:style style:name="P9" style:family="paragraph">
      <style:paragraph-properties fo:margin-left="2.394cm" fo:margin-right="0cm" fo:text-indent="-0.794cm"/>
    </style:style>
    <style:style style:name="P10" style:family="paragraph">
      <style:paragraph-properties fo:text-align="center"/>
      <style:text-properties fo:font-size="14pt"/>
    </style:style>
    <style:style style:name="P11" style:family="paragraph">
      <style:paragraph-properties fo:margin-left="2.394cm" fo:margin-right="0cm" text:enable-numbering="true" fo:text-indent="-0.794cm"/>
    </style:style>
    <style:style style:name="P12" style:family="paragraph">
      <style:paragraph-properties fo:margin-left="2.394cm" fo:margin-right="0cm" text:enable-numbering="true" fo:text-indent="-0.794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font-size="14pt"/>
    </style:style>
    <style:style style:name="P15" style:family="paragraph">
      <style:paragraph-properties fo:margin-left="2.394cm" fo:margin-right="0cm" text:enable-numbering="true" fo:text-indent="-0.794cm"/>
      <style:text-properties fo:font-size="14pt"/>
    </style:style>
    <style:style style:name="P16" style:family="paragraph">
      <style:paragraph-properties fo:margin-left="0cm" fo:margin-right="0cm" fo:text-align="center" fo:text-indent="0cm"/>
      <style:text-properties fo:font-size="18pt"/>
    </style:style>
    <style:style style:name="P17" style:family="paragraph">
      <style:paragraph-properties fo:text-align="center"/>
      <style:text-properties fo:font-size="18pt"/>
    </style:style>
    <style:style style:name="P18" style:family="paragraph">
      <style:paragraph-properties fo:margin-left="0cm" fo:margin-right="0cm" fo:text-align="start" fo:text-indent="0cm"/>
    </style:style>
    <style:style style:name="P19" style:family="paragraph">
      <style:paragraph-properties fo:margin-left="3.598cm" fo:margin-right="0cm" fo:text-indent="-0.6cm"/>
    </style:style>
    <style:style style:name="T1" style:family="text">
      <style:text-properties fo:font-size="28pt" fo:font-weight="bold"/>
    </style:style>
    <style:style style:name="T2" style:family="text">
      <style:text-properties fo:font-size="24pt" fo:font-weight="bold"/>
    </style:style>
    <style:style style:name="T3" style:family="text">
      <style:text-properties fo:font-size="24pt"/>
    </style:style>
    <style:style style:name="T4" style:family="text">
      <style:text-properties fo:font-size="18pt"/>
    </style:style>
    <style:style style:name="T5" style:family="text">
      <style:text-properties fo:font-size="18pt" style:text-underline-style="solid" style:text-underline-width="auto" style:text-underline-color="font-color" fo:font-weight="bold"/>
    </style:style>
    <style:style style:name="T6"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office:forms form:automatic-focus="false" form:apply-design-mode="false"/>
        <draw:frame draw:style-name="gr1" draw:text-style-name="P2" draw:layer="layout" svg:width="15cm" svg:height="6.592cm" svg:x="7.256cm" svg:y="7.408cm">
          <draw:text-box>
            <text:p text:style-name="P1"><text:span text:style-name="T1">Das Werkzeug Faktor-IPS</text:span></text:p>
            <text:p text:style-name="P1"><text:span text:style-name="T1"/></text:p>
            <text:p text:style-name="P1"><text:span text:style-name="T1">Schulung: Produktdefinition</text:span></text:p>
            <text:p text:style-name="P1"><text:span text:style-name="T1"/></text:p>
            <text:p text:style-name="P1"><text:span text:style-name="T2"/></text:p>
          </draw:text-box>
        </draw:frame>
        <presentation:notes draw:style-name="dp2">
          <draw:page-thumbnail draw:style-name="gr2" draw:layer="layout" svg:width="15.566cm" svg:height="11.007cm" svg:x="2.8cm" svg:y="2.328cm" draw:page-number="1" presentation:class="page"/>
          <draw:frame presentation:style-name="pr1" draw:text-style-name="P3" draw:layer="layout" svg:width="15.451cm" svg:height="13.336cm" svg:x="2.752cm" svg:y="14.182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Inhalt</text:p>
          </draw:text-box>
        </draw:frame>
        <draw:frame presentation:style-name="pr3" draw:text-style-name="P5" draw:layer="layout" svg:width="23.649cm" svg:height="12.998cm" svg:x="3.034cm" svg:y="5.25cm" presentation:class="outline">
          <draw:text-box>
            <text:list text:style-name="L3">
              <text:list-item>
                <text:p text:style-name="P5">Definition von Produkten</text:p>
              </text:list-item>
            </text:list>
            <text:list text:style-name="L3">
              <text:list-item>
                <text:p text:style-name="P5">Arbeiten im Team</text:p>
              </text:list-item>
            </text:list>
          </draw:text-box>
        </draw:frame>
        <presentation:notes draw:style-name="dp2">
          <draw:page-thumbnail draw:style-name="gr2" draw:layer="layout" svg:width="15.566cm" svg:height="11.007cm" svg:x="2.8cm" svg:y="2.328cm" draw:page-number="2" presentation:class="page"/>
          <draw:frame presentation:style-name="pr1" draw:text-style-name="P3" draw:layer="layout" svg:width="15.451cm" svg:height="13.336cm" svg:x="2.752cm" svg:y="14.182cm" presentation:class="notes" presentation:placeholder="true">
            <draw:text-box/>
          </draw:frame>
        </presentation:notes>
      </draw:page>
      <draw:page draw:name="page3" draw:style-name="dp1" draw:master-page-name="Standard" presentation:presentation-page-layout-name="AL1T1">
        <office:forms form:automatic-focus="false" form:apply-design-mode="false"/>
        <draw:rect draw:style-name="gr3" draw:text-style-name="P6" draw:layer="layout" svg:width="22.25cm" svg:height="1.25cm" svg:x="3cm" svg:y="6.1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faktor10-folien" presentation:presentation-page-layout-name="AL1T1">
        <office:forms form:automatic-focus="false" form:apply-design-mode="false"/>
        <draw:frame presentation:style-name="pr4" draw:text-style-name="P4" draw:layer="layout" svg:width="23.645cm" svg:height="3.489cm" svg:x="3.033cm" svg:y="2.412cm" presentation:class="title" presentation:user-transformed="true">
          <draw:text-box>
            <text:p text:style-name="P4">Aspekte der Produktänderungen im Zeitablauf</text:p>
          </draw:text-box>
        </draw:frame>
        <draw:frame presentation:style-name="pr5" draw:text-style-name="P8" draw:layer="layout" svg:width="23.645cm" svg:height="11.96cm" svg:x="3.033cm" svg:y="6.284cm" presentation:class="outline" presentation:user-transformed="true">
          <draw:text-box>
            <text:list text:style-name="L4">
              <text:list-item>
                <text:p text:style-name="P8">Änderungen, die nur für das Neugeschäft relevant sind.</text:p>
              </text:list-item>
            </text:list>
            <text:list text:style-name="L4">
              <text:list-item>
                <text:list>
                  <text:list-item>
                    <text:p text:style-name="P9">Einführung neuer Risikomerkmale</text:p>
                  </text:list-item>
                </text:list>
              </text:list-item>
            </text:list>
            <text:list text:style-name="L4">
              <text:list-item>
                <text:p text:style-name="P8">Änderungen, die für bestehende Verträge relevant sind.</text:p>
              </text:list-item>
            </text:list>
            <text:list text:style-name="L4">
              <text:list-item>
                <text:list>
                  <text:list-item>
                    <text:p text:style-name="P9">z. B. Zinspassungen, Festlegung der Überschüsse, Beitragsanpassung</text:p>
                  </text:list-item>
                </text:list>
              </text:list-item>
            </text:list>
            <text:list text:style-name="L4">
              <text:list-item>
                <text:p text:style-name="P8">Nachvollziehbarkeit von Änderungen<text:line-break/>Änderungshistorie: Wer hat wann, was geändert?</text:p>
              </text:list-item>
            </text:list>
          </draw:text-box>
        </draw:frame>
        <presentation:notes draw:style-name="dp2">
          <draw:page-thumbnail draw:style-name="gr2" draw:layer="layout" svg:width="15.566cm" svg:height="11.007cm" svg:x="2.8cm" svg:y="2.328cm" draw:page-number="4"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2T19">
        <office:forms form:automatic-focus="false" form:apply-design-mode="false"/>
        <draw:rect draw:style-name="gr4" draw:text-style-name="P2" draw:layer="layout" svg:width="14cm" svg:height="2.25cm" svg:x="9.749cm" svg:y="6.06cm">
          <text:p text:style-name="P4"><text:span text:style-name="T3">Generation 2</text:span></text:p>
        </draw:rect>
        <draw:line draw:style-name="gr5" draw:text-style-name="P10" draw:layer="layout" svg:x1="13.748cm" svg:y1="6cm" svg:x2="13.748cm" svg:y2="12.5cm">
          <text:p text:style-name="P4"/>
        </draw:line>
        <draw:rect draw:style-name="gr4" draw:text-style-name="P2" draw:layer="layout" svg:width="16cm" svg:height="2.25cm" svg:x="5.749cm" svg:y="9cm">
          <text:p text:style-name="P4"><text:span text:style-name="T3">Generation 1</text:span></text:p>
        </draw:rect>
        <draw:frame presentation:style-name="pr4" draw:text-style-name="P4" draw:layer="layout" svg:width="23.645cm" svg:height="3.489cm" svg:x="3.033cm" svg:y="2.412cm" presentation:class="title" presentation:user-transformed="true">
          <draw:text-box>
            <text:p text:style-name="P4">Generationen</text:p>
          </draw:text-box>
        </draw:frame>
        <draw:frame draw:style-name="gr6" draw:text-style-name="P12" draw:layer="layout" svg:width="27.25cm" svg:height="6.519cm" svg:x="0.999cm" svg:y="13.231cm">
          <draw:text-box>
            <text:list text:style-name="L5">
              <text:list-item>
                <text:list>
                  <text:list-item>
                    <text:list>
                      <text:list-item>
                        <text:p text:style-name="P11"><text:span text:style-name="T4">Generationen werden aufgelegt, um für das </text:span><text:span text:style-name="T5">Neugeschäft</text:span><text:span text:style-name="T4">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5">
              <text:list-item>
                <text:list>
                  <text:list-item>
                    <text:list>
                      <text:list-item>
                        <text:p text:style-name="P11"><text:span text:style-name="T4">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6">
              <text:list-item>
                <text:list>
                  <text:list-item>
                    <text:list>
                      <text:list-item>
                        <text:p text:style-name="P11"><text:span text:style-name="T4">I.d.R. gibt es zu einem Zeitpunkt eine für das Neugeschäft gültige Generation. Das ist die, in deren Verkaufszeitraum der Zeitpunkt fällt.</text:span></text:p>
                      </text:list-item>
                    </text:list>
                  </text:list-item>
                </text:list>
              </text:list-item>
            </text:list>
          </draw:text-box>
        </draw:frame>
        <draw:line draw:style-name="gr7" draw:text-style-name="P6" draw:layer="layout" svg:x1="3.849cm" svg:y1="12.44cm" svg:x2="22.849cm" svg:y2="12.44cm">
          <text:p text:style-name="P4"/>
        </draw:line>
        <draw:line draw:style-name="gr8" draw:text-style-name="P6" draw:layer="layout" svg:x1="5.749cm" svg:y1="12.44cm" svg:x2="5.749cm" svg:y2="12.69cm">
          <text:p text:style-name="P4"/>
        </draw:line>
        <draw:line draw:style-name="gr8" draw:text-style-name="P6" draw:layer="layout" svg:x1="9.749cm" svg:y1="12.44cm" svg:x2="9.749cm" svg:y2="12.69cm">
          <text:p text:style-name="P4"/>
        </draw:line>
        <draw:line draw:style-name="gr8" draw:text-style-name="P6" draw:layer="layout" svg:x1="13.748cm" svg:y1="12.44cm" svg:x2="13.748cm" svg:y2="12.69cm">
          <text:p text:style-name="P4"/>
        </draw:line>
        <draw:frame draw:style-name="gr9" draw:text-style-name="P13" draw:layer="layout" svg:width="3.5cm" svg:height="0.56cm" svg:x="22.999cm" svg:y="12.19cm">
          <draw:text-box>
            <text:p text:style-name="P4"><text:span text:style-name="T6">Zeit (in Jahren)</text:span></text:p>
          </draw:text-box>
        </draw:frame>
        <draw:line draw:style-name="gr8" draw:text-style-name="P6" draw:layer="layout" svg:x1="17.749cm" svg:y1="12.44cm" svg:x2="17.749cm" svg:y2="12.69cm">
          <text:p text:style-name="P4"/>
        </draw:line>
        <draw:line draw:style-name="gr8" draw:text-style-name="P6" draw:layer="layout" svg:x1="21.749cm" svg:y1="12.44cm" svg:x2="21.749cm" svg:y2="12.69cm">
          <text:p text:style-name="P4"/>
        </draw:line>
        <draw:line draw:style-name="gr5" draw:text-style-name="P10" draw:layer="layout" svg:x1="5.749cm" svg:y1="10.44cm" svg:x2="5.749cm" svg:y2="12.44cm">
          <text:p text:style-name="P4"/>
        </draw:line>
        <draw:line draw:style-name="gr5" draw:text-style-name="P6" draw:layer="layout" svg:x1="9.749cm" svg:y1="7.5cm" svg:x2="9.749cm" svg:y2="12.496cm">
          <text:p text:style-name="P4"/>
        </draw:line>
        <draw:frame draw:style-name="gr10" draw:text-style-name="P14" draw:layer="layout" svg:width="4.001cm" svg:height="0.556cm" svg:x="5.75cm" svg:y="10.5cm">
          <draw:text-box>
            <text:p text:style-name="P1"><text:span text:style-name="T6">Verkaufszeitraum</text:span></text:p>
          </draw:text-box>
        </draw:frame>
        <draw:line draw:style-name="gr5" draw:text-style-name="P10" draw:layer="layout" svg:x1="21.749cm" svg:y1="10.5cm" svg:x2="21.749cm" svg:y2="12.5cm">
          <text:p text:style-name="P4"/>
        </draw:line>
        <draw:frame draw:style-name="gr10" draw:text-style-name="P14" draw:layer="layout" svg:width="9.75cm" svg:height="0.556cm" svg:x="9.849cm" svg:y="10.556cm">
          <draw:text-box>
            <text:p text:style-name="P1"><text:span text:style-name="T6">Verwaltung der abgeschlossenen Verträge</text:span></text:p>
          </draw:text-box>
        </draw:frame>
        <draw:frame draw:style-name="gr10" draw:text-style-name="P14" draw:layer="layout" svg:width="4.001cm" svg:height="0.556cm" svg:x="9.749cm" svg:y="7.754cm">
          <draw:text-box>
            <text:p text:style-name="P1"><text:span text:style-name="T6">Verkaufszeitraum</text:span></text:p>
          </draw:text-box>
        </draw:frame>
        <draw:frame draw:style-name="gr10" draw:text-style-name="P14" draw:layer="layout" svg:width="9.75cm" svg:height="0.556cm" svg:x="13.748cm" svg:y="7.754cm">
          <draw:text-box>
            <text:p text:style-name="P1"><text:span text:style-name="T6">Verwaltung der abgeschlossenen Verträge</text:span></text:p>
          </draw:text-box>
        </draw:frame>
        <presentation:notes draw:style-name="dp2">
          <draw:page-thumbnail draw:style-name="gr2" draw:layer="layout" svg:width="15.566cm" svg:height="11.007cm" svg:x="2.8cm" svg:y="2.328cm" draw:page-number="5"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6" draw:style-name="dp1" draw:master-page-name="faktor10-folien" presentation:presentation-page-layout-name="AL2T19">
        <office:forms form:automatic-focus="false" form:apply-design-mode="false"/>
        <draw:frame presentation:style-name="pr4" draw:text-style-name="P4" draw:layer="layout" svg:width="23.645cm" svg:height="3.489cm" svg:x="3.033cm" svg:y="2.412cm" presentation:class="title" presentation:user-transformed="true">
          <draw:text-box>
            <text:p text:style-name="P4">Parallele Generationen</text:p>
          </draw:text-box>
        </draw:frame>
        <draw:frame draw:style-name="gr11" draw:text-style-name="P15" draw:layer="layout" svg:width="26cm" svg:height="2.9cm" svg:x="1.749cm" svg:y="15cm">
          <draw:text-box>
            <text:list text:style-name="L5">
              <text:list-item>
                <text:list>
                  <text:list-item>
                    <text:list>
                      <text:list-item>
                        <text:p text:style-name="P11"><text:span text:style-name="T6">Für einen Übergangszeitraum sind auch parallele Generationen möglich.</text:span></text:p>
                      </text:list-item>
                    </text:list>
                  </text:list-item>
                </text:list>
              </text:list-item>
            </text:list>
          </draw:text-box>
        </draw:frame>
        <draw:line draw:style-name="gr7" draw:text-style-name="P6" draw:layer="layout" svg:x1="3.849cm" svg:y1="13.19cm" svg:x2="22.849cm" svg:y2="13.19cm">
          <text:p text:style-name="P4"/>
        </draw:line>
        <draw:line draw:style-name="gr8" draw:text-style-name="P6" draw:layer="layout" svg:x1="5.749cm" svg:y1="13.19cm" svg:x2="5.749cm" svg:y2="13.44cm">
          <text:p text:style-name="P4"/>
        </draw:line>
        <draw:line draw:style-name="gr8" draw:text-style-name="P6" draw:layer="layout" svg:x1="9.749cm" svg:y1="13.19cm" svg:x2="9.749cm" svg:y2="13.44cm">
          <text:p text:style-name="P4"/>
        </draw:line>
        <draw:line draw:style-name="gr8" draw:text-style-name="P6" draw:layer="layout" svg:x1="13.748cm" svg:y1="13.19cm" svg:x2="13.748cm" svg:y2="13.44cm">
          <text:p text:style-name="P4"/>
        </draw:line>
        <draw:frame draw:style-name="gr9" draw:text-style-name="P13" draw:layer="layout" svg:width="3.5cm" svg:height="0.56cm" svg:x="22.999cm" svg:y="12.94cm">
          <draw:text-box>
            <text:p text:style-name="P4"><text:span text:style-name="T6">Zeit (in Jahren)</text:span></text:p>
          </draw:text-box>
        </draw:frame>
        <draw:line draw:style-name="gr8" draw:text-style-name="P6" draw:layer="layout" svg:x1="17.749cm" svg:y1="13.19cm" svg:x2="17.749cm" svg:y2="13.44cm">
          <text:p text:style-name="P4"/>
        </draw:line>
        <draw:line draw:style-name="gr8" draw:text-style-name="P6" draw:layer="layout" svg:x1="21.749cm" svg:y1="13.19cm" svg:x2="21.749cm" svg:y2="13.44cm">
          <text:p text:style-name="P4"/>
        </draw:line>
        <draw:rect draw:style-name="gr4" draw:text-style-name="P2" draw:layer="layout" svg:width="16cm" svg:height="2.25cm" svg:x="5.749cm" svg:y="8.94cm">
          <text:p text:style-name="P4"><text:span text:style-name="T3">Generation 1</text:span></text:p>
        </draw:rect>
        <draw:line draw:style-name="gr5" draw:text-style-name="P10" draw:layer="layout" svg:x1="5.749cm" svg:y1="11.19cm" svg:x2="5.749cm" svg:y2="13.19cm">
          <text:p text:style-name="P4"/>
        </draw:line>
        <draw:line draw:style-name="gr5" draw:text-style-name="P6" draw:layer="layout" svg:x1="9.749cm" svg:y1="9cm" svg:x2="9.749cm" svg:y2="13.246cm">
          <text:p text:style-name="P4"/>
        </draw:line>
        <draw:frame draw:style-name="gr10" draw:text-style-name="P14" draw:layer="layout" svg:width="4cm" svg:height="0.556cm" svg:x="5.75cm" svg:y="10.5cm">
          <draw:text-box>
            <text:p text:style-name="P1"><text:span text:style-name="T6">Verkaufszeitraum</text:span></text:p>
          </draw:text-box>
        </draw:frame>
        <draw:line draw:style-name="gr5" draw:text-style-name="P10" draw:layer="layout" svg:x1="21.749cm" svg:y1="11.25cm" svg:x2="21.749cm" svg:y2="13.25cm">
          <text:p text:style-name="P4"/>
        </draw:line>
        <draw:frame draw:style-name="gr10" draw:text-style-name="P14" draw:layer="layout" svg:width="9.75cm" svg:height="0.556cm" svg:x="9.849cm" svg:y="10.496cm">
          <draw:text-box>
            <text:p text:style-name="P1"><text:span text:style-name="T6">Verwaltung der abgeschlossenen Verträge</text:span></text:p>
          </draw:text-box>
        </draw:frame>
        <draw:rect draw:style-name="gr4" draw:text-style-name="P2" draw:layer="layout" svg:width="14.75cm" svg:height="2.25cm" svg:x="8.999cm" svg:y="6cm">
          <text:p text:style-name="P4"><text:span text:style-name="T3">Generation 2</text:span></text:p>
        </draw:rect>
        <draw:frame draw:style-name="gr10" draw:text-style-name="P14" draw:layer="layout" svg:width="4.5cm" svg:height="0.556cm" svg:x="9cm" svg:y="7.639cm">
          <draw:text-box>
            <text:p text:style-name="P1"><text:span text:style-name="T6">Verkaufszeitraum</text:span></text:p>
          </draw:text-box>
        </draw:frame>
        <draw:frame draw:style-name="gr10" draw:text-style-name="P14" draw:layer="layout" svg:width="9.75cm" svg:height="0.556cm" svg:x="13.748cm" svg:y="7.694cm">
          <draw:text-box>
            <text:p text:style-name="P1"><text:span text:style-name="T6">Verwaltung der abgeschlossenen Verträge</text:span></text:p>
          </draw:text-box>
        </draw:frame>
        <draw:line draw:style-name="gr5" draw:text-style-name="P10" draw:layer="layout" svg:x1="13.748cm" svg:y1="6cm" svg:x2="13.748cm" svg:y2="13.25cm">
          <text:p text:style-name="P4"/>
        </draw:line>
        <draw:line draw:style-name="gr5" draw:text-style-name="P6" draw:layer="layout" svg:x1="8.999cm" svg:y1="8.25cm" svg:x2="8.999cm" svg:y2="13.246cm">
          <text:p text:style-name="P4"/>
        </draw:line>
        <draw:rect draw:style-name="gr12" draw:text-style-name="P14" draw:layer="layout" svg:width="4.5cm" svg:height="0.75cm" svg:x="6.949cm" svg:y="14cm">
          <text:p text:style-name="P4"><text:span text:style-name="T6">Übergangszeitraum</text:span></text:p>
        </draw:rect>
        <draw:line draw:style-name="gr7" draw:text-style-name="P10" draw:layer="layout" svg:x1="9.249cm" svg:y1="14cm" svg:x2="9.249cm" svg:y2="13.25cm">
          <text:p text:style-name="P4"/>
        </draw:line>
        <presentation:notes draw:style-name="dp2">
          <draw:page-thumbnail draw:style-name="gr2" draw:layer="layout" svg:width="15.566cm" svg:height="11.007cm" svg:x="2.8cm" svg:y="2.328cm" draw:page-number="6"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7" draw:style-name="dp1" draw:master-page-name="faktor10-folien" presentation:presentation-page-layout-name="AL2T19">
        <office:forms form:automatic-focus="false" form:apply-design-mode="false"/>
        <draw:rect draw:style-name="gr13" draw:text-style-name="P16" draw:layer="layout" svg:width="4.75cm" svg:height="3.056cm" svg:x="8.499cm" svg:y="7.194cm">
          <text:p text:style-name="P4"><text:span text:style-name="T4">Stufe 2</text:span></text:p>
        </draw:rect>
        <draw:rect draw:style-name="gr13" draw:text-style-name="P16" draw:layer="layout" svg:width="2cm" svg:height="3.056cm" svg:x="13.249cm" svg:y="7.194cm">
          <text:p text:style-name="P4"><text:span text:style-name="T4">Stufe 3</text:span></text:p>
        </draw:rect>
        <draw:frame presentation:style-name="pr4" draw:text-style-name="P4" draw:layer="layout" svg:width="23.645cm" svg:height="3.489cm" svg:x="3.033cm" svg:y="2.412cm" presentation:class="title" presentation:user-transformed="true">
          <draw:text-box>
            <text:p text:style-name="P4">Anpassungsstufen</text:p>
          </draw:text-box>
        </draw:frame>
        <draw:line draw:style-name="gr7" draw:text-style-name="P6" draw:layer="layout" svg:x1="3.749cm" svg:y1="11.444cm" svg:x2="22.749cm" svg:y2="11.444cm">
          <text:p text:style-name="P4"/>
        </draw:line>
        <draw:line draw:style-name="gr8" draw:text-style-name="P6" draw:layer="layout" svg:x1="5.649cm" svg:y1="11.444cm" svg:x2="5.649cm" svg:y2="11.694cm">
          <text:p text:style-name="P4"/>
        </draw:line>
        <draw:line draw:style-name="gr8" draw:text-style-name="P6" draw:layer="layout" svg:x1="9.649cm" svg:y1="11.444cm" svg:x2="9.649cm" svg:y2="11.694cm">
          <text:p text:style-name="P4"/>
        </draw:line>
        <draw:line draw:style-name="gr8" draw:text-style-name="P6" draw:layer="layout" svg:x1="13.649cm" svg:y1="11.444cm" svg:x2="13.649cm" svg:y2="11.694cm">
          <text:p text:style-name="P4"/>
        </draw:line>
        <draw:frame draw:style-name="gr9" draw:text-style-name="P13" draw:layer="layout" svg:width="3.5cm" svg:height="0.56cm" svg:x="22.899cm" svg:y="11.194cm">
          <draw:text-box>
            <text:p text:style-name="P4"><text:span text:style-name="T6">Zeit (in Jahren)</text:span></text:p>
          </draw:text-box>
        </draw:frame>
        <draw:line draw:style-name="gr8" draw:text-style-name="P6" draw:layer="layout" svg:x1="17.649cm" svg:y1="11.444cm" svg:x2="17.649cm" svg:y2="11.694cm">
          <text:p text:style-name="P4"/>
        </draw:line>
        <draw:line draw:style-name="gr8" draw:text-style-name="P6" draw:layer="layout" svg:x1="21.499cm" svg:y1="11.5cm" svg:x2="21.499cm" svg:y2="11.75cm">
          <text:p text:style-name="P4"/>
        </draw:line>
        <draw:line draw:style-name="gr5" draw:text-style-name="P10" draw:layer="layout" svg:x1="5.649cm" svg:y1="9.444cm" svg:x2="5.649cm" svg:y2="11.444cm">
          <text:p text:style-name="P4"/>
        </draw:line>
        <draw:rect draw:style-name="gr13" draw:text-style-name="P16" draw:layer="layout" svg:width="2.85cm" svg:height="3.056cm" svg:x="5.649cm" svg:y="7.194cm">
          <text:p text:style-name="P4"><text:span text:style-name="T4">Stufe 1</text:span></text:p>
        </draw:rect>
        <draw:rect draw:style-name="gr13" draw:text-style-name="P16" draw:layer="layout" svg:width="4.75cm" svg:height="3.056cm" svg:x="8.499cm" svg:y="7.194cm">
          <text:p text:style-name="P4"><text:span text:style-name="T4">Stufe 2</text:span></text:p>
        </draw:rect>
        <draw:frame draw:style-name="gr10" draw:text-style-name="P14" draw:layer="layout" svg:width="4.001cm" svg:height="0.556cm" svg:x="5.749cm" svg:y="9.694cm">
          <draw:text-box>
            <text:p text:style-name="P1"><text:span text:style-name="T6">Verkaufszeitraum</text:span></text:p>
          </draw:text-box>
        </draw:frame>
        <draw:line draw:style-name="gr5" draw:text-style-name="P10" draw:layer="layout" svg:x1="21.499cm" svg:y1="9.5cm" svg:x2="21.499cm" svg:y2="11.5cm">
          <text:p text:style-name="P4"/>
        </draw:line>
        <draw:rect draw:style-name="gr13" draw:text-style-name="P16" draw:layer="layout" svg:width="6.25cm" svg:height="3.056cm" svg:x="15.249cm" svg:y="7.194cm">
          <text:p text:style-name="P4"><text:span text:style-name="T4">Stufe 4</text:span></text:p>
        </draw:rect>
        <draw:frame draw:style-name="gr10" draw:text-style-name="P14" draw:layer="layout" svg:width="9.75cm" svg:height="0.556cm" svg:x="10.498cm" svg:y="9.694cm">
          <draw:text-box>
            <text:p text:style-name="P1"><text:span text:style-name="T6">Verwaltung der abgeschlossenen Verträge</text:span></text:p>
          </draw:text-box>
        </draw:frame>
        <draw:frame draw:style-name="gr14" draw:text-style-name="P15" draw:layer="layout" svg:width="26cm" svg:height="6.176cm" svg:x="1.749cm" svg:y="13.574cm">
          <draw:text-box>
            <text:list text:style-name="L5">
              <text:list-item>
                <text:list>
                  <text:list-item>
                    <text:list>
                      <text:list-item>
                        <text:p text:style-name="P11"><text:span text:style-name="T6">Änderungen, die für alle auf Basis einer Generation abgeschlossenen Verträge gelten sollen, werden in Anpassungsstufen durchgeführt.</text:span></text:p>
                      </text:list-item>
                    </text:list>
                  </text:list-item>
                </text:list>
              </text:list-item>
            </text:list>
            <text:list text:style-name="L5">
              <text:list-item>
                <text:list>
                  <text:list-item>
                    <text:list>
                      <text:list-item>
                        <text:p text:style-name="P11"><text:span text:style-name="T6">Innerhalb des Gültigkeitszeitraums einer Anpassungsstufe gibt es keine Änderungen am Verkaufsprodukt.</text:span></text:p>
                      </text:list-item>
                    </text:list>
                  </text:list-item>
                </text:list>
              </text:list-item>
            </text:list>
            <text:list text:style-name="L5">
              <text:list-item>
                <text:list>
                  <text:list-item>
                    <text:list>
                      <text:list-item>
                        <text:p text:style-name="P11"><text:span text:style-name="T6">Zu einem Zeipunkt ist genau eine Anpassungsstufe einer Generation gültig.</text:span></text:p>
                      </text:list-item>
                    </text:list>
                  </text:list-item>
                </text:list>
              </text:list-item>
            </text:list>
          </draw:text-box>
        </draw:frame>
        <draw:line draw:style-name="gr5" draw:text-style-name="P6" draw:layer="layout" svg:x1="9.649cm" svg:y1="7.25cm" svg:x2="9.649cm" svg:y2="11.5cm">
          <text:p text:style-name="P4"/>
        </draw:line>
        <draw:rect draw:style-name="gr15" draw:text-style-name="P2" draw:layer="layout" svg:width="15.85cm" svg:height="3.056cm" svg:x="5.649cm" svg:y="7.194cm">
          <text:p text:style-name="P4"><text:span text:style-name="T3">Generation</text:span></text:p>
        </draw:rect>
        <presentation:notes draw:style-name="dp2">
          <draw:page-thumbnail draw:style-name="gr2" draw:layer="layout" svg:width="15.566cm" svg:height="11.007cm" svg:x="2.8cm" svg:y="2.328cm" draw:page-number="7"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9">
        <office:forms form:automatic-focus="false" form:apply-design-mode="false"/>
        <draw:frame presentation:style-name="pr4" draw:text-style-name="P4" draw:layer="layout" svg:width="23.645cm" svg:height="3.489cm" svg:x="3.033cm" svg:y="2.412cm" presentation:class="title" presentation:user-transformed="true">
          <draw:text-box>
            <text:p text:style-name="P4">Generationen &amp; Anpassungsstufen</text:p>
          </draw:text-box>
        </draw:frame>
        <draw:frame draw:style-name="gr16" draw:text-style-name="P15" draw:layer="layout" svg:width="26cm" svg:height="3cm" svg:x="1.749cm" svg:y="15.5cm">
          <draw:text-box>
            <text:list text:style-name="L5">
              <text:list-item>
                <text:list>
                  <text:list-item>
                    <text:list>
                      <text:list-item>
                        <text:p text:style-name="P11"><text:span text:style-name="T6">Die Anpassungsstufen unterschiedlicher Generationen sind völlig unabhängig voneinander.</text:span></text:p>
                      </text:list-item>
                    </text:list>
                  </text:list-item>
                </text:list>
              </text:list-item>
            </text:list>
          </draw:text-box>
        </draw:frame>
        <draw:rect draw:style-name="gr13" draw:text-style-name="P16" draw:layer="layout" svg:width="4.75cm" svg:height="3.056cm" svg:x="8.349cm" svg:y="10.44cm">
          <text:p text:style-name="P4"><text:span text:style-name="T4">Stufe 2</text:span></text:p>
        </draw:rect>
        <draw:rect draw:style-name="gr13" draw:text-style-name="P16" draw:layer="layout" svg:width="2cm" svg:height="3.056cm" svg:x="13.1cm" svg:y="10.44cm">
          <text:p text:style-name="P4"><text:span text:style-name="T4">Stufe 3</text:span></text:p>
        </draw:rect>
        <draw:line draw:style-name="gr7" draw:text-style-name="P6" draw:layer="layout" svg:x1="3.599cm" svg:y1="14.69cm" svg:x2="22.599cm" svg:y2="14.69cm">
          <text:p text:style-name="P4"/>
        </draw:line>
        <draw:line draw:style-name="gr8" draw:text-style-name="P6" draw:layer="layout" svg:x1="5.499cm" svg:y1="14.69cm" svg:x2="5.499cm" svg:y2="14.94cm">
          <text:p text:style-name="P4"/>
        </draw:line>
        <draw:line draw:style-name="gr8" draw:text-style-name="P6" draw:layer="layout" svg:x1="9.499cm" svg:y1="14.69cm" svg:x2="9.499cm" svg:y2="14.94cm">
          <text:p text:style-name="P4"/>
        </draw:line>
        <draw:line draw:style-name="gr8" draw:text-style-name="P6" draw:layer="layout" svg:x1="13.499cm" svg:y1="14.69cm" svg:x2="13.499cm" svg:y2="14.94cm">
          <text:p text:style-name="P4"/>
        </draw:line>
        <draw:frame draw:style-name="gr9" draw:text-style-name="P13" draw:layer="layout" svg:width="3.5cm" svg:height="0.56cm" svg:x="22.749cm" svg:y="14.44cm">
          <draw:text-box>
            <text:p text:style-name="P4"><text:span text:style-name="T6">Zeit (in Jahren)</text:span></text:p>
          </draw:text-box>
        </draw:frame>
        <draw:line draw:style-name="gr8" draw:text-style-name="P6" draw:layer="layout" svg:x1="17.499cm" svg:y1="14.69cm" svg:x2="17.499cm" svg:y2="14.94cm">
          <text:p text:style-name="P4"/>
        </draw:line>
        <draw:line draw:style-name="gr8" draw:text-style-name="P6" draw:layer="layout" svg:x1="21.348cm" svg:y1="14.746cm" svg:x2="21.348cm" svg:y2="14.996cm">
          <text:p text:style-name="P4"/>
        </draw:line>
        <draw:line draw:style-name="gr5" draw:text-style-name="P10" draw:layer="layout" svg:x1="5.499cm" svg:y1="12.69cm" svg:x2="5.499cm" svg:y2="14.69cm">
          <text:p text:style-name="P4"/>
        </draw:line>
        <draw:rect draw:style-name="gr13" draw:text-style-name="P16" draw:layer="layout" svg:width="2.85cm" svg:height="3.056cm" svg:x="5.499cm" svg:y="10.44cm">
          <text:p text:style-name="P4"><text:span text:style-name="T4">Stufe 1</text:span></text:p>
        </draw:rect>
        <draw:rect draw:style-name="gr13" draw:text-style-name="P16" draw:layer="layout" svg:width="4.75cm" svg:height="3.056cm" svg:x="8.349cm" svg:y="10.44cm">
          <text:p text:style-name="P4"><text:span text:style-name="T4">Stufe 2</text:span></text:p>
        </draw:rect>
        <draw:line draw:style-name="gr5" draw:text-style-name="P10" draw:layer="layout" svg:x1="21.348cm" svg:y1="12.746cm" svg:x2="21.348cm" svg:y2="14.746cm">
          <text:p text:style-name="P4"/>
        </draw:line>
        <draw:rect draw:style-name="gr13" draw:text-style-name="P16" draw:layer="layout" svg:width="6.25cm" svg:height="3.056cm" svg:x="15.099cm" svg:y="10.44cm">
          <text:p text:style-name="P4"><text:span text:style-name="T4">Stufe 4</text:span></text:p>
        </draw:rect>
        <draw:line draw:style-name="gr5" draw:text-style-name="P6" draw:layer="layout" svg:x1="9.499cm" svg:y1="9.25cm" svg:x2="9.499cm" svg:y2="14.746cm">
          <text:p text:style-name="P4"/>
        </draw:line>
        <draw:rect draw:style-name="gr15" draw:text-style-name="P2" draw:layer="layout" svg:width="15.85cm" svg:height="3.056cm" svg:x="5.499cm" svg:y="10.44cm">
          <text:p text:style-name="P4"><text:span text:style-name="T3">Generation 1</text:span></text:p>
        </draw:rect>
        <draw:rect draw:style-name="gr13" draw:text-style-name="P16" draw:layer="layout" svg:width="4.1cm" svg:height="3.056cm" svg:x="14.999cm" svg:y="6.25cm">
          <text:p text:style-name="P4"><text:span text:style-name="T4">Stufe 2</text:span></text:p>
        </draw:rect>
        <draw:rect draw:style-name="gr13" draw:text-style-name="P16" draw:layer="layout" svg:width="5.5cm" svg:height="3.056cm" svg:x="9.499cm" svg:y="6.25cm">
          <text:p text:style-name="P4"><text:span text:style-name="T4">Stufe 1</text:span></text:p>
        </draw:rect>
        <draw:rect draw:style-name="gr13" draw:text-style-name="P16" draw:layer="layout" svg:width="6.25cm" svg:height="3.056cm" svg:x="19.099cm" svg:y="6.25cm">
          <text:p text:style-name="P4"><text:span text:style-name="T4">Stufe 3</text:span></text:p>
        </draw:rect>
        <draw:rect draw:style-name="gr15" draw:text-style-name="P2" draw:layer="layout" svg:width="15.85cm" svg:height="3.056cm" svg:x="9.499cm" svg:y="6.25cm">
          <text:p text:style-name="P4"><text:span text:style-name="T3">Generation 2</text:span></text:p>
        </draw:rect>
        <presentation:notes draw:style-name="dp2">
          <draw:page-thumbnail draw:style-name="gr2" draw:layer="layout" svg:width="15.566cm" svg:height="11.007cm" svg:x="2.8cm" svg:y="2.328cm" draw:page-number="8"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1T1">
        <office:forms form:automatic-focus="false" form:apply-design-mode="false"/>
        <draw:frame presentation:style-name="pr4" draw:text-style-name="P4" draw:layer="layout" svg:width="23.645cm" svg:height="3.489cm" svg:x="3.033cm" svg:y="2.412cm" presentation:class="title" presentation:user-transformed="true">
          <draw:text-box>
            <text:p text:style-name="P4">Nachvollziehbarkeit von Änderungen</text:p>
          </draw:text-box>
        </draw:frame>
        <draw:frame presentation:style-name="pr5" draw:text-style-name="P8" draw:layer="layout" svg:width="23.645cm" svg:height="11.96cm" svg:x="3.033cm" svg:y="6.284cm" presentation:class="outline" presentation:user-transformed="true">
          <draw:text-box>
            <text:list text:style-name="L4">
              <text:list-item>
                <text:p text:style-name="P8">Änderungen an Produkten müssen nachvollziehbar sein.</text:p>
              </text:list-item>
            </text:list>
            <text:list text:style-name="L4">
              <text:list-item>
                <text:p text:style-name="P8">Dies ist durch die Verwendung der Teamfunktionalität von Eclipse und CVS als KM-Werkzeug gewährleistet.</text:p>
              </text:list-item>
            </text:list>
          </draw:text-box>
        </draw:frame>
        <presentation:notes draw:style-name="dp2">
          <draw:page-thumbnail draw:style-name="gr2" draw:layer="layout" svg:width="15.566cm" svg:height="11.007cm" svg:x="2.8cm" svg:y="2.328cm" draw:page-number="9"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0" draw:style-name="dp1" draw:master-page-name="Standard" presentation:presentation-page-layout-name="AL1T1">
        <office:forms form:automatic-focus="false" form:apply-design-mode="false"/>
        <draw:rect draw:style-name="gr3" draw:text-style-name="P6" draw:layer="layout" svg:width="22.25cm" svg:height="1.25cm" svg:x="3cm" svg:y="7.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0"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Beispiel: Produktstruktur Haftpflicht</text:p>
          </draw:text-box>
        </draw:frame>
        <draw:rect draw:style-name="gr13" draw:text-style-name="P17" draw:id="id8" draw:layer="layout" svg:width="4.5cm" svg:height="1.5cm" svg:x="12.25cm" svg:y="5cm">
          <text:p text:style-name="P4"><text:span text:style-name="T4">HpPolicenart</text:span></text:p>
          <text:p text:style-name="P1"><text:span text:style-name="T4">(13100)</text:span></text:p>
        </draw:rect>
        <draw:rect draw:style-name="gr13" draw:text-style-name="P17" draw:id="id7" draw:layer="layout" svg:width="4.5cm" svg:height="1.5cm" svg:x="3cm" svg:y="8cm">
          <text:p text:style-name="P4"><text:span text:style-name="T4">SingleHp</text:span></text:p>
          <text:p text:style-name="P1"><text:span text:style-name="T4">(31102)</text:span></text:p>
        </draw:rect>
        <draw:rect draw:style-name="gr13" draw:text-style-name="P17" draw:id="id1" draw:layer="layout" svg:width="4.5cm" svg:height="1.5cm" svg:x="9.25cm" svg:y="8cm">
          <text:p text:style-name="P4"><text:span text:style-name="T4">FamilienHp</text:span></text:p>
          <text:p text:style-name="P1"><text:span text:style-name="T4">(31101)</text:span></text:p>
        </draw:rect>
        <draw:rect draw:style-name="gr13" draw:text-style-name="P17" draw:id="id9" draw:layer="layout" svg:width="4.5cm" svg:height="1.5cm" svg:x="15.25cm" svg:y="8cm">
          <text:p text:style-name="P4"><text:span text:style-name="T4">SeniorenHp</text:span></text:p>
          <text:p text:style-name="P1"><text:span text:style-name="T4">(31103)</text:span></text:p>
        </draw:rect>
        <draw:rect draw:style-name="gr13" draw:text-style-name="P17" draw:id="id10" draw:layer="layout" svg:width="4.5cm" svg:height="1.5cm" svg:x="21.25cm" svg:y="8cm">
          <text:p text:style-name="P4"><text:span text:style-name="T4">TierhalterHp</text:span></text:p>
          <text:p text:style-name="P1"><text:span text:style-name="T4">(31201)</text:span></text:p>
        </draw:rect>
        <draw:rect draw:style-name="gr13" draw:text-style-name="P17" draw:id="id2" draw:layer="layout" svg:width="8.5cm" svg:height="1.5cm" svg:x="12.25cm" svg:y="10.75cm">
          <text:p text:style-name="P4"><text:span text:style-name="T4">Personenschaden (3101000)</text:span></text:p>
        </draw:rect>
        <draw:rect draw:style-name="gr13" draw:text-style-name="P17" draw:id="id3" draw:layer="layout" svg:width="8.5cm" svg:height="1.5cm" svg:x="12.25cm" svg:y="12.5cm">
          <text:p text:style-name="P4"><text:span text:style-name="T4">Vermögensschaden (310200)</text:span></text:p>
        </draw:rect>
        <draw:rect draw:style-name="gr13" draw:text-style-name="P17" draw:id="id4" draw:layer="layout" svg:width="8.5cm" svg:height="1.5cm" svg:x="12.25cm" svg:y="14.3cm">
          <text:p text:style-name="P1"><text:span text:style-name="T4">Mietsachschaden (3103000)</text:span></text:p>
        </draw:rect>
        <draw:rect draw:style-name="gr13" draw:text-style-name="P17" draw:id="id5" draw:layer="layout" svg:width="8.5cm" svg:height="1.5cm" svg:x="12.25cm" svg:y="16.1cm">
          <text:p text:style-name="P18"><text:span text:style-name="T4">Sachschaden (3104000)</text:span></text:p>
        </draw:rect>
        <draw:rect draw:style-name="gr13" draw:text-style-name="P17" draw:id="id6" draw:layer="layout" svg:width="8.5cm" svg:height="1.5cm" svg:x="12.25cm" svg:y="17.9cm">
          <text:p text:style-name="P4"><text:span text:style-name="T4">Schlüsselverlust (3105000)</text:span></text:p>
        </draw:rect>
        <draw:connector draw:style-name="gr8" draw:text-style-name="P6" draw:layer="layout" svg:x1="11.5cm" svg:y1="9.5cm" svg:x2="12.25cm" svg:y2="11.5cm" draw:start-shape="id1" draw:start-glue-point="2" draw:end-shape="id2" draw:end-glue-point="3" svg:d="m11500 9500v2000h750">
          <text:p text:style-name="P4"/>
        </draw:connector>
        <draw:connector draw:style-name="gr8" draw:text-style-name="P6" draw:layer="layout" svg:x1="11.5cm" svg:y1="9.5cm" svg:x2="12.25cm" svg:y2="13.25cm" draw:start-shape="id1" draw:start-glue-point="2" draw:end-shape="id3" draw:end-glue-point="3" svg:d="m11500 9500v3750h750">
          <text:p text:style-name="P4"/>
        </draw:connector>
        <draw:connector draw:style-name="gr8" draw:text-style-name="P6" draw:layer="layout" svg:x1="11.5cm" svg:y1="9.5cm" svg:x2="12.25cm" svg:y2="15.05cm" draw:start-shape="id1" draw:start-glue-point="2" draw:end-shape="id4" draw:end-glue-point="3" svg:d="m11500 9500v5550h750">
          <text:p text:style-name="P4"/>
        </draw:connector>
        <draw:connector draw:style-name="gr8" draw:text-style-name="P6" draw:layer="layout" svg:x1="11.5cm" svg:y1="9.5cm" svg:x2="12.25cm" svg:y2="16.85cm" draw:start-shape="id1" draw:start-glue-point="2" draw:end-shape="id5" draw:end-glue-point="3" svg:d="m11500 9500v7350h750">
          <text:p text:style-name="P4"/>
        </draw:connector>
        <draw:connector draw:style-name="gr8" draw:text-style-name="P6" draw:layer="layout" svg:x1="11.5cm" svg:y1="9.5cm" svg:x2="12.25cm" svg:y2="18.65cm" draw:start-shape="id1" draw:start-glue-point="2" draw:end-shape="id6" draw:end-glue-point="3" svg:d="m11500 9500v9150h750">
          <text:p text:style-name="P4"/>
        </draw:connector>
        <draw:connector draw:style-name="gr8" draw:text-style-name="P6" draw:layer="layout" svg:x1="5.25cm" svg:y1="8cm" svg:x2="14.5cm" svg:y2="6.5cm" draw:start-shape="id7" draw:start-glue-point="0" draw:end-shape="id8" draw:end-glue-point="2" svg:d="m5250 8000v-750h9250v-750">
          <text:p text:style-name="P4"/>
        </draw:connector>
        <draw:connector draw:style-name="gr8" draw:text-style-name="P6" draw:layer="layout" svg:x1="11.5cm" svg:y1="8cm" svg:x2="14.5cm" svg:y2="6.5cm" draw:start-shape="id1" draw:start-glue-point="0" draw:end-shape="id8" draw:end-glue-point="2" svg:d="m11500 8000v-750h3000v-750">
          <text:p text:style-name="P4"/>
        </draw:connector>
        <draw:connector draw:style-name="gr8" draw:text-style-name="P6" draw:layer="layout" svg:x1="17.5cm" svg:y1="8cm" svg:x2="14.5cm" svg:y2="6.5cm" draw:start-shape="id9" draw:start-glue-point="0" draw:end-shape="id8" draw:end-glue-point="2" svg:d="m17500 8000v-750h-3000v-750">
          <text:p text:style-name="P4"/>
        </draw:connector>
        <draw:connector draw:style-name="gr8" draw:text-style-name="P6" draw:layer="layout" svg:x1="23.5cm" svg:y1="8cm" svg:x2="14.5cm" svg:y2="6.5cm" draw:start-shape="id10" draw:start-glue-point="0" draw:end-shape="id8" draw:end-glue-point="2" svg:d="m23500 8000v-750h-9000v-750">
          <text:p text:style-name="P4"/>
        </draw:connector>
        <presentation:notes draw:style-name="dp2">
          <draw:page-thumbnail draw:style-name="gr2" draw:layer="layout" svg:width="15.566cm" svg:height="11.007cm" svg:x="2.8cm" svg:y="2.328cm" draw:page-number="11" presentation:class="page"/>
          <draw:frame presentation:style-name="pr7" draw:text-style-name="P4" draw:layer="layout" svg:width="15.451cm" svg:height="13.336cm" svg:x="2.752cm" svg:y="14.182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Beispiel: Produktstruktur Antraud/Generation 1203</text:p>
          </draw:text-box>
        </draw:frame>
        <draw:rect draw:style-name="gr13" draw:text-style-name="P17" draw:id="id18" draw:layer="layout" svg:width="5.25cm" svg:height="1.5cm" svg:x="12cm" svg:y="5cm">
          <text:p text:style-name="P4"><text:span text:style-name="T4">HpPolicenart 1203</text:span></text:p>
          <text:p text:style-name="P1"><text:span text:style-name="T4">(13100)</text:span></text:p>
        </draw:rect>
        <draw:rect draw:style-name="gr13" draw:text-style-name="P17" draw:id="id17" draw:layer="layout" svg:width="4.5cm" svg:height="1.5cm" svg:x="3cm" svg:y="8cm">
          <text:p text:style-name="P4"><text:span text:style-name="T4">SingleHp 1203</text:span></text:p>
        </draw:rect>
        <draw:rect draw:style-name="gr13" draw:text-style-name="P17" draw:id="id11" draw:layer="layout" svg:width="5.25cm" svg:height="1.5cm" svg:x="8.75cm" svg:y="8cm">
          <text:p text:style-name="P4"><text:span text:style-name="T4">FamilienHp 1203</text:span></text:p>
        </draw:rect>
        <draw:rect draw:style-name="gr13" draw:text-style-name="P17" draw:id="id19" draw:layer="layout" svg:width="5.25cm" svg:height="1.5cm" svg:x="15cm" svg:y="8cm">
          <text:p text:style-name="P4"><text:span text:style-name="T4">SeniorenHp 1203</text:span></text:p>
        </draw:rect>
        <draw:rect draw:style-name="gr13" draw:text-style-name="P17" draw:id="id20" draw:layer="layout" svg:width="5.25cm" svg:height="1.5cm" svg:x="21.25cm" svg:y="8cm">
          <text:p text:style-name="P4"><text:span text:style-name="T4">TierhalterHp 1203</text:span></text:p>
        </draw:rect>
        <draw:rect draw:style-name="gr13" draw:text-style-name="P17" draw:id="id12" draw:layer="layout" svg:width="7.5cm" svg:height="1.5cm" svg:x="12.25cm" svg:y="10.75cm">
          <text:p text:style-name="P4"><text:span text:style-name="T4">Personenschaden 1203</text:span></text:p>
        </draw:rect>
        <draw:rect draw:style-name="gr13" draw:text-style-name="P17" draw:id="id13" draw:layer="layout" svg:width="7.5cm" svg:height="1.5cm" svg:x="12.25cm" svg:y="12.5cm">
          <text:p text:style-name="P4"><text:span text:style-name="T4">Sachschaden 1203</text:span></text:p>
        </draw:rect>
        <draw:rect draw:style-name="gr13" draw:text-style-name="P17" draw:id="id14" draw:layer="layout" svg:width="7.5cm" svg:height="1.5cm" svg:x="12.25cm" svg:y="14.3cm">
          <text:p text:style-name="P4"><text:span text:style-name="T4">Vermögensschaden 1203</text:span></text:p>
        </draw:rect>
        <draw:rect draw:style-name="gr13" draw:text-style-name="P17" draw:id="id15" draw:layer="layout" svg:width="7.5cm" svg:height="1.5cm" svg:x="12.25cm" svg:y="16.2cm">
          <text:p text:style-name="P4"><text:span text:style-name="T4">Mietsachschaden 1203</text:span></text:p>
        </draw:rect>
        <draw:rect draw:style-name="gr13" draw:text-style-name="P17" draw:id="id1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11" draw:start-glue-point="2" draw:end-shape="id12" draw:end-glue-point="3" svg:d="m11375 9500v2000h875">
          <text:p text:style-name="P4"/>
        </draw:connector>
        <draw:connector draw:style-name="gr8" draw:text-style-name="P6" draw:layer="layout" svg:x1="11.375cm" svg:y1="9.5cm" svg:x2="12.25cm" svg:y2="13.25cm" draw:start-shape="id11" draw:start-glue-point="2" draw:end-shape="id13" draw:end-glue-point="3" svg:d="m11375 9500v3750h875">
          <text:p text:style-name="P4"/>
        </draw:connector>
        <draw:connector draw:style-name="gr8" draw:text-style-name="P6" draw:layer="layout" svg:x1="11.375cm" svg:y1="9.5cm" svg:x2="12.25cm" svg:y2="15.05cm" draw:start-shape="id11" draw:start-glue-point="2" draw:end-shape="id14" draw:end-glue-point="3" svg:d="m11375 9500v5550h875">
          <text:p text:style-name="P4"/>
        </draw:connector>
        <draw:connector draw:style-name="gr8" draw:text-style-name="P6" draw:layer="layout" svg:x1="11.375cm" svg:y1="9.5cm" svg:x2="12.25cm" svg:y2="16.95cm" draw:start-shape="id11" draw:start-glue-point="2" draw:end-shape="id15" draw:end-glue-point="3" svg:d="m11375 9500v7450h875">
          <text:p text:style-name="P4"/>
        </draw:connector>
        <draw:connector draw:style-name="gr8" draw:text-style-name="P6" draw:layer="layout" svg:x1="11.375cm" svg:y1="9.5cm" svg:x2="12.25cm" svg:y2="18.65cm" draw:start-shape="id11" draw:start-glue-point="2" draw:end-shape="id16" draw:end-glue-point="3" svg:d="m11375 9500v9150h875">
          <text:p text:style-name="P4"/>
        </draw:connector>
        <draw:connector draw:style-name="gr8" draw:text-style-name="P6" draw:layer="layout" svg:x1="5.25cm" svg:y1="8cm" svg:x2="14.625cm" svg:y2="6.5cm" draw:start-shape="id17" draw:start-glue-point="0" draw:end-shape="id18" draw:end-glue-point="2" svg:d="m5250 8000v-750h9375v-750">
          <text:p text:style-name="P4"/>
        </draw:connector>
        <draw:connector draw:style-name="gr8" draw:text-style-name="P6" draw:layer="layout" svg:x1="11.375cm" svg:y1="8cm" svg:x2="14.625cm" svg:y2="6.5cm" draw:start-shape="id11" draw:start-glue-point="0" draw:end-shape="id18" draw:end-glue-point="2" svg:d="m11375 8000v-750h3250v-750">
          <text:p text:style-name="P4"/>
        </draw:connector>
        <draw:connector draw:style-name="gr8" draw:text-style-name="P6" draw:layer="layout" svg:x1="17.625cm" svg:y1="8cm" svg:x2="14.625cm" svg:y2="6.5cm" draw:start-shape="id19" draw:start-glue-point="0" draw:end-shape="id18" draw:end-glue-point="2" svg:d="m17625 8000v-750h-3000v-750">
          <text:p text:style-name="P4"/>
        </draw:connector>
        <draw:connector draw:style-name="gr8" draw:text-style-name="P6" draw:layer="layout" svg:x1="23.875cm" svg:y1="8cm" svg:x2="14.625cm" svg:y2="6.5cm" draw:start-shape="id20" draw:start-glue-point="0" draw:end-shape="id18" draw:end-glue-point="2" svg:d="m23875 8000v-750h-9250v-750">
          <text:p text:style-name="P4"/>
        </draw:connector>
        <presentation:notes draw:style-name="dp2">
          <draw:page-thumbnail draw:style-name="gr2" draw:layer="layout" svg:width="15.566cm" svg:height="11.007cm" svg:x="2.8cm" svg:y="2.328cm" draw:page-number="12"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3" draw:style-name="dp1" draw:master-page-name="Standard" presentation:presentation-page-layout-name="AL1T1">
        <office:forms form:automatic-focus="false" form:apply-design-mode="false"/>
        <draw:rect draw:style-name="gr17" draw:text-style-name="P17" draw:layer="layout" svg:width="19.25cm" svg:height="9.4cm" svg:x="1.25cm" svg:y="10.35cm">
          <text:p text:style-name="P4"><text:span text:style-name="T4">HpPersonenLeistungsart</text:span></text:p>
        </draw:rect>
        <draw:rect draw:style-name="gr18" draw:text-style-name="P16" draw:layer="layout" svg:width="7.25cm" svg:height="2.9cm" svg:x="20.75cm" svg:y="7.1cm">
          <text:p text:style-name="P4"><text:span text:style-name="T4">TierhalterHpVertragsart</text:span></text:p>
        </draw:rect>
        <draw:rect draw:style-name="gr17" draw:text-style-name="P17" draw:layer="layout" svg:width="19.25cm" svg:height="2.9cm" svg:x="1.25cm" svg:y="7.1cm">
          <text:p text:style-name="P4"><text:span text:style-name="T4">PersonenHpVertragsart</text:span></text:p>
        </draw:rect>
        <draw:rect draw:style-name="gr17" draw:text-style-name="P16" draw:layer="layout" svg:width="26.75cm" svg:height="2.25cm" svg:x="1.25cm" svg:y="4.5cm">
          <text:p text:style-name="P4"><text:span text:style-name="T4">HpPolicenart</text:span></text:p>
        </draw:rect>
        <draw:frame presentation:style-name="pr2" draw:text-style-name="P4" draw:layer="layout" svg:width="23.649cm" svg:height="2.587cm" svg:x="3.034cm" svg:y="2.414cm" presentation:class="title" presentation:user-transformed="true">
          <draw:text-box>
            <text:p text:style-name="P4">Beispiel: Modell Haftpflicht</text:p>
          </draw:text-box>
        </draw:frame>
        <draw:rect draw:style-name="gr13" draw:text-style-name="P17" draw:id="id28" draw:layer="layout" svg:width="5.25cm" svg:height="1.5cm" svg:x="12cm" svg:y="5cm">
          <text:p text:style-name="P4"><text:span text:style-name="T4">HpPolicenart 1203</text:span></text:p>
          <text:p text:style-name="P1"><text:span text:style-name="T4">(13100)</text:span></text:p>
        </draw:rect>
        <draw:rect draw:style-name="gr13" draw:text-style-name="P17" draw:id="id27" draw:layer="layout" svg:width="4.5cm" svg:height="1.5cm" svg:x="3cm" svg:y="8cm">
          <text:p text:style-name="P4"><text:span text:style-name="T4">SingleHp 1203</text:span></text:p>
        </draw:rect>
        <draw:rect draw:style-name="gr13" draw:text-style-name="P16" draw:id="id21" draw:layer="layout" svg:width="5.25cm" svg:height="1.5cm" svg:x="8.75cm" svg:y="8cm">
          <text:p text:style-name="P4"><text:span text:style-name="T4">FamilienHp 1203</text:span></text:p>
        </draw:rect>
        <draw:rect draw:style-name="gr13" draw:text-style-name="P17" draw:id="id29" draw:layer="layout" svg:width="5.25cm" svg:height="1.5cm" svg:x="15cm" svg:y="8cm">
          <text:p text:style-name="P4"><text:span text:style-name="T4">SeniorenHp 1203</text:span></text:p>
        </draw:rect>
        <draw:rect draw:style-name="gr13" draw:text-style-name="P17" draw:id="id30" draw:layer="layout" svg:width="5.25cm" svg:height="1.5cm" svg:x="21.25cm" svg:y="8cm">
          <text:p text:style-name="P4"><text:span text:style-name="T4">TierhalterHp 1203</text:span></text:p>
        </draw:rect>
        <draw:rect draw:style-name="gr13" draw:text-style-name="P17" draw:id="id22" draw:layer="layout" svg:width="7.5cm" svg:height="1.5cm" svg:x="12.25cm" svg:y="10.75cm">
          <text:p text:style-name="P4"><text:span text:style-name="T4">Personenschaden 1203</text:span></text:p>
        </draw:rect>
        <draw:rect draw:style-name="gr13" draw:text-style-name="P17" draw:id="id23" draw:layer="layout" svg:width="7.5cm" svg:height="1.5cm" svg:x="12.25cm" svg:y="12.5cm">
          <text:p text:style-name="P4"><text:span text:style-name="T4">Sachschaden 1203</text:span></text:p>
        </draw:rect>
        <draw:rect draw:style-name="gr13" draw:text-style-name="P17" draw:id="id24" draw:layer="layout" svg:width="7.5cm" svg:height="1.5cm" svg:x="12.25cm" svg:y="14.3cm">
          <text:p text:style-name="P4"><text:span text:style-name="T4">Vermögensschaden 1203</text:span></text:p>
        </draw:rect>
        <draw:rect draw:style-name="gr13" draw:text-style-name="P17" draw:id="id25" draw:layer="layout" svg:width="7.5cm" svg:height="1.5cm" svg:x="12.25cm" svg:y="16.2cm">
          <text:p text:style-name="P4"><text:span text:style-name="T4">Mietsachschaden 1203</text:span></text:p>
        </draw:rect>
        <draw:rect draw:style-name="gr13" draw:text-style-name="P17" draw:id="id2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21" draw:start-glue-point="2" draw:end-shape="id22" draw:end-glue-point="3" svg:d="m11375 9500v2000h875">
          <text:p text:style-name="P4"/>
        </draw:connector>
        <draw:connector draw:style-name="gr8" draw:text-style-name="P6" draw:layer="layout" svg:x1="11.375cm" svg:y1="9.5cm" svg:x2="12.25cm" svg:y2="13.25cm" draw:start-shape="id21" draw:start-glue-point="2" draw:end-shape="id23" draw:end-glue-point="3" svg:d="m11375 9500v3750h875">
          <text:p text:style-name="P4"/>
        </draw:connector>
        <draw:connector draw:style-name="gr8" draw:text-style-name="P6" draw:layer="layout" svg:x1="11.375cm" svg:y1="9.5cm" svg:x2="12.25cm" svg:y2="15.05cm" draw:start-shape="id21" draw:start-glue-point="2" draw:end-shape="id24" draw:end-glue-point="3" svg:d="m11375 9500v5550h875">
          <text:p text:style-name="P4"/>
        </draw:connector>
        <draw:connector draw:style-name="gr8" draw:text-style-name="P6" draw:layer="layout" svg:x1="11.375cm" svg:y1="9.5cm" svg:x2="12.25cm" svg:y2="16.95cm" draw:start-shape="id21" draw:start-glue-point="2" draw:end-shape="id25" draw:end-glue-point="3" svg:d="m11375 9500v7450h875">
          <text:p text:style-name="P4"/>
        </draw:connector>
        <draw:connector draw:style-name="gr8" draw:text-style-name="P6" draw:layer="layout" svg:x1="11.375cm" svg:y1="9.5cm" svg:x2="12.25cm" svg:y2="18.65cm" draw:start-shape="id21" draw:start-glue-point="2" draw:end-shape="id26" draw:end-glue-point="3" svg:d="m11375 9500v9150h875">
          <text:p text:style-name="P4"/>
        </draw:connector>
        <draw:connector draw:style-name="gr8" draw:text-style-name="P6" draw:layer="layout" svg:x1="5.25cm" svg:y1="8cm" svg:x2="14.625cm" svg:y2="6.5cm" draw:start-shape="id27" draw:start-glue-point="0" draw:end-shape="id28" draw:end-glue-point="2" svg:d="m5250 8000v-750h9375v-750">
          <text:p text:style-name="P4"/>
        </draw:connector>
        <draw:connector draw:style-name="gr8" draw:text-style-name="P6" draw:layer="layout" svg:x1="11.375cm" svg:y1="8cm" svg:x2="14.625cm" svg:y2="6.5cm" draw:start-shape="id21" draw:start-glue-point="0" draw:end-shape="id28" draw:end-glue-point="2" svg:d="m11375 8000v-750h3250v-750">
          <text:p text:style-name="P4"/>
        </draw:connector>
        <draw:connector draw:style-name="gr8" draw:text-style-name="P6" draw:layer="layout" svg:x1="17.625cm" svg:y1="8cm" svg:x2="14.625cm" svg:y2="6.5cm" draw:start-shape="id29" draw:start-glue-point="0" draw:end-shape="id28" draw:end-glue-point="2" svg:d="m17625 8000v-750h-3000v-750">
          <text:p text:style-name="P4"/>
        </draw:connector>
        <draw:connector draw:style-name="gr8" draw:text-style-name="P6" draw:layer="layout" svg:x1="23.875cm" svg:y1="8cm" svg:x2="14.625cm" svg:y2="6.5cm" draw:start-shape="id30" draw:start-glue-point="0" draw:end-shape="id28" draw:end-glue-point="2" svg:d="m23875 8000v-750h-9250v-750">
          <text:p text:style-name="P4"/>
        </draw:connector>
        <presentation:notes draw:style-name="dp2">
          <draw:page-thumbnail draw:style-name="gr2" draw:layer="layout" svg:width="15.566cm" svg:height="11.007cm" svg:x="2.8cm" svg:y="2.328cm" draw:page-number="13"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4" draw:style-name="dp1" draw:master-page-name="Standard" presentation:presentation-page-layout-name="AL1T1">
        <office:forms form:automatic-focus="false" form:apply-design-mode="false"/>
        <draw:frame presentation:style-name="pr2" draw:text-style-name="P4" draw:layer="layout" svg:width="24.216cm" svg:height="2.587cm" svg:x="3.034cm" svg:y="2.414cm" presentation:class="title" presentation:user-transformed="true">
          <draw:text-box>
            <text:p text:style-name="P4">Einige fachliche Details zum aktuellen Haftpflicht-Tarif</text:p>
          </draw:text-box>
        </draw:frame>
        <draw:frame presentation:style-name="pr3" draw:text-style-name="P5" draw:layer="layout" svg:width="23.649cm" svg:height="12.998cm" svg:x="3.034cm" svg:y="5.25cm" presentation:class="outline">
          <draw:text-box>
            <text:list text:style-name="L3">
              <text:list-item>
                <text:p text:style-name="P5">Leistungsarten &amp; Versicherungssummen</text:p>
              </text:list-item>
            </text:list>
            <text:list text:style-name="L3">
              <text:list-item>
                <text:list>
                  <text:list-item>
                    <text:p text:style-name="P7">Personenschaden: 1, 3 und 5 Mio Euro. 1 Mio nur bei Single.</text:p>
                  </text:list-item>
                </text:list>
              </text:list-item>
            </text:list>
            <text:list text:style-name="L3">
              <text:list-item>
                <text:list>
                  <text:list-item>
                    <text:p text:style-name="P7">Sachschaden: wie Personenschaden</text:p>
                  </text:list-item>
                </text:list>
              </text:list-item>
            </text:list>
            <text:list text:style-name="L3">
              <text:list-item>
                <text:list>
                  <text:list-item>
                    <text:p text:style-name="P7">Vermögensschaden: 100.000 Euro</text:p>
                  </text:list-item>
                </text:list>
              </text:list-item>
            </text:list>
            <text:list text:style-name="L3">
              <text:list-item>
                <text:list>
                  <text:list-item>
                    <text:p text:style-name="P7">Mietsachschaden: 250.000 Euro</text:p>
                  </text:list-item>
                </text:list>
              </text:list-item>
            </text:list>
            <text:list text:style-name="L3">
              <text:list-item>
                <text:list>
                  <text:list-item>
                    <text:p text:style-name="P7">Schlüsselverlust optional: 5000 Euro</text:p>
                  </text:list-item>
                </text:list>
              </text:list-item>
            </text:list>
            <text:list text:style-name="L3">
              <text:list-item>
                <text:p text:style-name="P5">Selbstbehalt</text:p>
              </text:list-item>
            </text:list>
            <text:list text:style-name="L3">
              <text:list-item>
                <text:list>
                  <text:list-item>
                    <text:p text:style-name="P7">Im Vertrag wird festgelegt, ob ein Selbstbehalt vereinbart ist. Die Höhe des Selbstbehaltes ist – wenn vereinbart – 150 Euro.</text:p>
                  </text:list-item>
                </text:list>
              </text:list-item>
            </text:list>
            <text:list text:style-name="L3">
              <text:list-item>
                <text:list>
                  <text:list-item>
                    <text:p text:style-name="P7">Schlüsselverlust hat immer einen abweichenden Selbstbehalt von 250 Euro.</text:p>
                  </text:list-item>
                </text:list>
              </text:list-item>
            </text:list>
            <text:list text:style-name="L3">
              <text:list-item>
                <text:p text:style-name="P5">Beiträge werden für Personenschaden und Schlüsselverlust berechnet. Andere Leistungsarten sind „beitragsfrei“.</text:p>
              </text:list-item>
            </text:list>
          </draw:text-box>
        </draw:frame>
        <presentation:notes draw:style-name="dp2">
          <draw:page-thumbnail draw:style-name="gr2" draw:layer="layout" svg:width="15.566cm" svg:height="11.007cm" svg:x="2.8cm" svg:y="2.328cm" draw:page-number="14" presentation:class="page"/>
          <draw:frame presentation:style-name="pr7" draw:text-style-name="P4" draw:layer="layout" svg:width="15.451cm" svg:height="13.336cm" svg:x="2.752cm" svg:y="14.182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Namenskonventionen für Produktbausteine</text:p>
          </draw:text-box>
        </draw:frame>
        <draw:frame presentation:style-name="pr3" draw:text-style-name="P5" draw:layer="layout" svg:width="23.649cm" svg:height="12.998cm" svg:x="3.034cm" svg:y="5.25cm" presentation:class="outline">
          <draw:text-box>
            <text:list text:style-name="L3">
              <text:list-item>
                <text:p text:style-name="P5">Der Name eines Produktbausteins setzt sich wie folgt zusammen:</text:p>
              </text:list-item>
            </text:list>
            <text:list text:style-name="L3">
              <text:list-item>
                <text:list>
                  <text:list-item>
                    <text:p text:style-name="P7">Frei wählbarer Prefix</text:p>
                  </text:list-item>
                </text:list>
              </text:list-item>
            </text:list>
            <text:list text:style-name="L3">
              <text:list-item>
                <text:list>
                  <text:list-item>
                    <text:p text:style-name="P7">Postfix zur Identifikation der Generation<text:line-break/>Gültigkeitsbeginn der Generation im Format JJJJ-MM, also z. B. 2003-11<text:line-break/></text:p>
                  </text:list-item>
                </text:list>
              </text:list-item>
            </text:list>
            <text:list text:style-name="L3">
              <text:list-item>
                <text:p text:style-name="P5">Beispiele</text:p>
              </text:list-item>
            </text:list>
            <text:list text:style-name="L3">
              <text:list-item>
                <text:list>
                  <text:list-item>
                    <text:p text:style-name="P7">KqvHpPolart 2003-11</text:p>
                  </text:list-item>
                </text:list>
              </text:list-item>
            </text:list>
            <text:list text:style-name="L3">
              <text:list-item>
                <text:list>
                  <text:list-item>
                    <text:p text:style-name="P7">LeiartPersHp_Mietsachschaden 2003-11</text:p>
                  </text:list-item>
                </text:list>
              </text:list-item>
            </text:list>
          </draw:text-box>
        </draw:frame>
        <presentation:notes draw:style-name="dp2">
          <draw:page-thumbnail draw:style-name="gr2" draw:layer="layout" svg:width="15.566cm" svg:height="11.007cm" svg:x="2.8cm" svg:y="2.328cm" draw:page-number="15" presentation:class="page"/>
          <draw:frame presentation:style-name="pr7" draw:text-style-name="P4" draw:layer="layout" svg:width="15.451cm" svg:height="13.336cm" svg:x="2.752cm" svg:y="14.182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Ansehen/Analysieren von Produktdaten</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Live Demo &amp; Übung 1</text:p>
              </text:list-item>
            </text:list>
          </draw:text-box>
        </draw:frame>
        <presentation:notes draw:style-name="dp2">
          <draw:page-thumbnail draw:style-name="gr2" draw:layer="layout" svg:width="15.566cm" svg:height="11.007cm" svg:x="2.8cm" svg:y="2.328cm" draw:page-number="16"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7" draw:style-name="dp1" draw:master-page-name="Standard" presentation:presentation-page-layout-name="AL1T1">
        <office:forms form:automatic-focus="false" form:apply-design-mode="false"/>
        <draw:rect draw:style-name="gr3" draw:text-style-name="P6" draw:layer="layout" svg:width="22.25cm" svg:height="1.25cm" svg:x="3.5cm" svg:y="8.3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8"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Strukturierung von Produktdaten</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Alle Objekte (Produktbausteine, Tabellen &amp; Testfälle) werden in Paketen (Verzeichnissen) abgelegt.</text:p>
              </text:list-item>
            </text:list>
            <text:list text:style-name="L3">
              <text:list-item>
                <text:p text:style-name="P5">Alle Objekte können umbenannt und frei verschoben werden. </text:p>
              </text:list-item>
            </text:list>
          </draw:text-box>
        </draw:frame>
        <presentation:notes draw:style-name="dp2">
          <draw:page-thumbnail draw:style-name="gr2" draw:layer="layout" svg:width="15.566cm" svg:height="11.007cm" svg:x="2.8cm" svg:y="2.328cm" draw:page-number="18"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9"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Strukturierung von Produktdaten</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Live Demo &amp; Übung</text:p>
              </text:list-item>
            </text:list>
          </draw:text-box>
        </draw:frame>
        <presentation:notes draw:style-name="dp2">
          <draw:page-thumbnail draw:style-name="gr2" draw:layer="layout" svg:width="15.566cm" svg:height="11.007cm" svg:x="2.8cm" svg:y="2.328cm" draw:page-number="19"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0" draw:style-name="dp1" draw:master-page-name="Standard" presentation:presentation-page-layout-name="AL1T1">
        <office:forms form:automatic-focus="false" form:apply-design-mode="false"/>
        <draw:rect draw:style-name="gr3" draw:text-style-name="P6" draw:layer="layout" svg:width="22.25cm" svg:height="1.25cm" svg:x="3.5cm" svg:y="10.4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list>
                  <text:list-item>
                    <text:list>
                      <text:list-item>
                        <text:p text:style-name="P19">Korrektur von Produktdaten</text:p>
                      </text:list-item>
                    </text:list>
                  </text:list-item>
                </text:list>
              </text:list-item>
            </text:list>
            <text:list text:style-name="L3">
              <text:list-item>
                <text:list>
                  <text:list-item>
                    <text:list>
                      <text:list-item>
                        <text:p text:style-name="P19">Definition einer neuen Anpassungsstufe (inkl. Beitragsanpassung)</text:p>
                      </text:list-item>
                    </text:list>
                  </text:list-item>
                </text:list>
              </text:list-item>
            </text:list>
            <text:list text:style-name="L3">
              <text:list-item>
                <text:list>
                  <text:list-item>
                    <text:list>
                      <text:list-item>
                        <text:p text:style-name="P19">Definition einer neuen (Tarif-)Generation</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0"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1"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Korrektur von Produktdaten</text:p>
          </draw:text-box>
        </draw:frame>
        <draw:frame presentation:style-name="pr3" draw:text-style-name="P5" draw:layer="layout" svg:width="23.649cm" svg:height="12.998cm" svg:x="3.034cm" svg:y="5.25cm" presentation:class="outline">
          <draw:text-box>
            <text:list text:style-name="L3">
              <text:list-item>
                <text:p text:style-name="P5">Live Demo &amp; Übung</text:p>
              </text:list-item>
            </text:list>
          </draw:text-box>
        </draw:frame>
        <presentation:notes draw:style-name="dp2">
          <draw:page-thumbnail draw:style-name="gr2" draw:layer="layout" svg:width="15.566cm" svg:height="11.007cm" svg:x="2.8cm" svg:y="2.328cm" draw:page-number="21" presentation:class="page"/>
          <draw:frame presentation:style-name="pr7" draw:text-style-name="P4" draw:layer="layout" svg:width="15.451cm" svg:height="13.336cm" svg:x="2.752cm" svg:y="14.182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rect draw:style-name="gr3" draw:text-style-name="P6" draw:layer="layout" svg:width="22.25cm" svg:height="1.25cm" svg:x="3.5cm" svg:y="11.4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list>
                  <text:list-item>
                    <text:list>
                      <text:list-item>
                        <text:p text:style-name="P19">Korrektur von Produktdaten</text:p>
                      </text:list-item>
                    </text:list>
                  </text:list-item>
                </text:list>
              </text:list-item>
            </text:list>
            <text:list text:style-name="L3">
              <text:list-item>
                <text:list>
                  <text:list-item>
                    <text:list>
                      <text:list-item>
                        <text:p text:style-name="P19">Definition einer neuen Anpassungsstufe (inkl. Beitragsanpassung)</text:p>
                      </text:list-item>
                    </text:list>
                  </text:list-item>
                </text:list>
              </text:list-item>
            </text:list>
            <text:list text:style-name="L3">
              <text:list-item>
                <text:list>
                  <text:list-item>
                    <text:list>
                      <text:list-item>
                        <text:p text:style-name="P19">Definition einer neuen (Tarif-)Generation</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2"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3"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Definition einer neuen Anpassungsstufe</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Einstellen des Wirksamkeitsdatums auf den Gültigkeitsbeginn der neuen Anpassungsstufe</text:p>
              </text:list-item>
            </text:list>
            <text:list text:style-name="L3">
              <text:list-item>
                <text:p text:style-name="P5">Selbstbehalt von 150 EUR auf 160 EUR <text:s/>an der Vertragsart erhöhen. Selbstbehalt des Schlüsselverlustes von 250EUR auf 200EUR erniedrigen.</text:p>
              </text:list-item>
            </text:list>
            <text:list text:style-name="L3">
              <text:list-item>
                <text:p text:style-name="P5">Markieren der Policenart der aktuellen Generation und die Struktur anzeigen lassen (Kontextmenü: Struktur anzeigen)</text:p>
              </text:list-item>
            </text:list>
            <text:list text:style-name="L3">
              <text:list-item>
                <text:p text:style-name="P5">Die Änderungen an den relevanten Bausteinen durchführen</text:p>
              </text:list-item>
            </text:list>
            <text:list text:style-name="L3">
              <text:list-item>
                <text:list>
                  <text:list-item>
                    <text:p text:style-name="P7">Am einfachsten im Struktur-Explorer die Bausteine nach und nach anklicken.</text:p>
                  </text:list-item>
                </text:list>
              </text:list-item>
            </text:list>
            <text:list text:style-name="L3">
              <text:list-item>
                <text:list>
                  <text:list-item>
                    <text:p text:style-name="P7">Die Rückfrage, ob eine neue Anpassungsstufe angelegt werden soll, bestätigen.</text:p>
                  </text:list-item>
                </text:list>
              </text:list-item>
            </text:list>
            <text:list text:style-name="L3">
              <text:list-item>
                <text:list>
                  <text:list-item>
                    <text:p text:style-name="P7">Die Änderung der Daten durchführen.</text:p>
                  </text:list-item>
                </text:list>
              </text:list-item>
            </text:list>
          </draw:text-box>
        </draw:frame>
        <presentation:notes draw:style-name="dp2">
          <office:forms form:automatic-focus="false" form:apply-design-mode="false"/>
          <draw:page-thumbnail draw:style-name="gr2" draw:layer="layout" svg:width="15.566cm" svg:height="11.007cm" svg:x="2.8cm" svg:y="2.328cm" draw:page-number="23"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4"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Definition einer neuen Anpassungsstufe</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Übung</text:p>
              </text:list-item>
            </text:list>
          </draw:text-box>
        </draw:frame>
        <presentation:notes draw:style-name="dp2">
          <office:forms form:automatic-focus="false" form:apply-design-mode="false"/>
          <draw:page-thumbnail draw:style-name="gr2" draw:layer="layout" svg:width="15.566cm" svg:height="11.007cm" svg:x="2.8cm" svg:y="2.328cm" draw:page-number="24"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25"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Beitragsanpassung</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Neue Anpassungstufe anlegen. Hierzu das Arbeitsdatum auf den 01.06.2009 setzen.</text:p>
              </text:list-item>
            </text:list>
            <text:list text:style-name="L3">
              <text:list-item>
                <text:p text:style-name="P5">Die Tariftabelle für Personenhaftpflicht der Generation 2008-01 mit der Faktor-IPS Export Funktion in Excelformat exportieren.</text:p>
              </text:list-item>
            </text:list>
            <text:list text:style-name="L3">
              <text:list-item>
                <text:p text:style-name="P5">Berechnung des neuen Beitragsatzes in Excel zu 5% des Vorgängerwertes</text:p>
              </text:list-item>
            </text:list>
            <text:list text:style-name="L3">
              <text:list-item>
                <text:p text:style-name="P5">Faktor-IPS Import. Benennung der Tabellen wie die Vorgängertabelle jedoch mit dem Postfix 2009-06.</text:p>
              </text:list-item>
            </text:list>
            <text:list text:style-name="L3">
              <text:list-item>
                <text:p text:style-name="P5">Öffnen der entsprechenden Bausteine im Strukturexplorer, dabei erzeugen der neuen Anpassungstufe und die neu erzeugten Tabellen referenzieren.</text:p>
              </text:list-item>
            </text:list>
          </draw:text-box>
        </draw:frame>
        <presentation:notes draw:style-name="dp2">
          <draw:page-thumbnail draw:style-name="gr2" draw:layer="layout" svg:width="15.566cm" svg:height="11.007cm" svg:x="2.8cm" svg:y="2.328cm" draw:page-number="25"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26"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Beitragsanpassung</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Übung</text:p>
              </text:list-item>
            </text:list>
          </draw:text-box>
        </draw:frame>
        <presentation:notes draw:style-name="dp2">
          <draw:page-thumbnail draw:style-name="gr2" draw:layer="layout" svg:width="15.566cm" svg:height="11.007cm" svg:x="2.8cm" svg:y="2.328cm" draw:page-number="26"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27" draw:style-name="dp1" draw:master-page-name="Standard" presentation:presentation-page-layout-name="AL1T1">
        <office:forms form:automatic-focus="false" form:apply-design-mode="false"/>
        <draw:rect draw:style-name="gr3" draw:text-style-name="P6" draw:layer="layout" svg:width="22.25cm" svg:height="1.25cm" svg:x="3.5cm" svg:y="12.3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Ansehen / Analysieren von Produktdaten</text:p>
                  </text:list-item>
                </text:list>
              </text:list-item>
            </text:list>
            <text:list text:style-name="L3">
              <text:list-item>
                <text:list>
                  <text:list-item>
                    <text:p text:style-name="P7">Strukturierung von Produktdaten</text:p>
                  </text:list-item>
                </text:list>
              </text:list-item>
            </text:list>
            <text:list text:style-name="L3">
              <text:list-item>
                <text:list>
                  <text:list-item>
                    <text:p text:style-name="P7">Bearbeiten von Produktdaten</text:p>
                  </text:list-item>
                </text:list>
              </text:list-item>
            </text:list>
            <text:list text:style-name="L3">
              <text:list-item>
                <text:list>
                  <text:list-item>
                    <text:list>
                      <text:list-item>
                        <text:p text:style-name="P19">Korrektur von Produktdaten</text:p>
                      </text:list-item>
                    </text:list>
                  </text:list-item>
                </text:list>
              </text:list-item>
            </text:list>
            <text:list text:style-name="L3">
              <text:list-item>
                <text:list>
                  <text:list-item>
                    <text:list>
                      <text:list-item>
                        <text:p text:style-name="P19">Definition einer neuen Anpassungsstufe (inkl. Beitragsanpassung)</text:p>
                      </text:list-item>
                    </text:list>
                  </text:list-item>
                </text:list>
              </text:list-item>
            </text:list>
            <text:list text:style-name="L3">
              <text:list-item>
                <text:list>
                  <text:list-item>
                    <text:list>
                      <text:list-item>
                        <text:p text:style-name="P19">Definition einer neuen (Tarif-)Generation</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8"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Definition einer neuen (Tarif)Generation</text:p>
          </draw:text-box>
        </draw:frame>
        <draw:frame presentation:style-name="pr3" draw:text-style-name="P5" draw:layer="layout" svg:width="23.649cm" svg:height="12.998cm" svg:x="3.034cm" svg:y="5.25cm" presentation:class="outline">
          <draw:text-box>
            <text:list text:style-name="L3">
              <text:list-item>
                <text:p text:style-name="P5">Einstellen des Wirksamkeitsdatums auf den Gültigkeitsbeginn der neuen Generation</text:p>
              </text:list-item>
            </text:list>
            <text:list text:style-name="L3">
              <text:list-item>
                <text:p text:style-name="P5">Markieren der Policenart der aktuellen Generation</text:p>
              </text:list-item>
            </text:list>
            <text:list text:style-name="L3">
              <text:list-item>
                <text:p text:style-name="P5">Im Kontextmenü: Neu-&gt;Neue Generation erzeugen</text:p>
              </text:list-item>
            </text:list>
            <text:list text:style-name="L3">
              <text:list-item>
                <text:list>
                  <text:list-item>
                    <text:p text:style-name="P7">Im Assistenten die zu kopierenden Bausteine auswählen</text:p>
                  </text:list-item>
                </text:list>
              </text:list-item>
            </text:list>
            <text:list text:style-name="L3">
              <text:list-item>
                <text:p text:style-name="P5">Neue Tariftabellen importierten</text:p>
              </text:list-item>
            </text:list>
            <text:list text:style-name="L3">
              <text:list-item>
                <text:p text:style-name="P5">Daten und Referenzen auf Tariftabellen in den neuen Produktbausteine anpassen.</text:p>
              </text:list-item>
            </text:list>
            <text:list text:style-name="L3">
              <text:list-item>
                <text:list>
                  <text:list-item>
                    <text:p text:style-name="P7">Am einfachsten lassen sich alle relevanten Bausteine durch Doppelklick im Produktstruktur-Explorer abarbeiten.</text:p>
                  </text:list-item>
                </text:list>
              </text:list-item>
            </text:list>
          </draw:text-box>
        </draw:frame>
        <presentation:notes draw:style-name="dp2">
          <draw:page-thumbnail draw:style-name="gr2" draw:layer="layout" svg:width="15.566cm" svg:height="11.007cm" svg:x="2.8cm" svg:y="2.328cm" draw:page-number="28" presentation:class="page"/>
          <draw:frame presentation:style-name="pr7" draw:text-style-name="P4" draw:layer="layout" svg:width="15.451cm" svg:height="13.336cm" svg:x="2.752cm" svg:y="14.182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rect draw:style-name="gr3" draw:text-style-name="P6" draw:layer="layout" svg:width="22.25cm" svg:height="1.25cm" svg:x="3cm" svg:y="6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29"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textarea-horizontal-align="left"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6" draw:fill-image-name="Bitmape_20_1"/>
      <style:paragraph-properties fo:text-align="justify"/>
      <style:text-properties fo:font-family="Arial" style:font-style-name="Standard"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6" draw:fill-image-name="Bitmape_20_1">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Standard" style:font-family-generic="swiss" style:font-pitch="variable"/>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251cm" fo:line-height="100%"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2.398cm" fo:margin-right="0cm" fo:margin-top="0cm" fo:margin-bottom="0.401cm" fo:line-height="100%"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3.598cm" fo:margin-right="0cm" fo:margin-top="0cm" fo:margin-bottom="0.299cm" fo:line-height="100%"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4.797cm" fo:margin-right="0cm" fo:margin-top="0cm" fo:margin-bottom="0.202cm" fo:line-height="100%"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auto-grow-width="true" fo:min-height="0.476cm" fo:min-width="2.303cm"/>
    </style:style>
    <style:style style:name="gr3" style:family="graphic" style:parent-style-name="standard">
      <style:graphic-properties draw:stroke="none" draw:fill="none" draw:fill-color="#ffffff" draw:auto-grow-width="true" fo:min-height="0.497cm" fo:min-width="4.101cm"/>
    </style:style>
    <style:style style:name="gr4"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7"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8"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9"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23cm"/>
    </style:style>
    <style:style style:name="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pr4"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1.2cm" fo:margin-right="0cm" fo:text-indent="-0.9cm"/>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family="Arial" style:font-family-generic="swiss" style:font-pitch="variable" fo:font-size="10pt"/>
    </style:style>
    <style:style style:name="P11" style:family="paragraph">
      <style:paragraph-properties fo:margin-left="0cm" fo:margin-right="0cm" fo:text-align="center" fo:text-indent="0cm"/>
    </style:style>
    <style:style style:name="P12" style:family="paragraph">
      <style:paragraph-properties fo:text-align="center"/>
      <style:text-properties fo:font-size="24pt"/>
    </style:style>
    <style:style style:name="P13" style:family="paragraph">
      <style:paragraph-properties fo:margin-left="0cm" fo:margin-right="0cm" fo:line-height="100%" fo:text-align="end" text:enable-numbering="false" fo:text-indent="0cm" style:line-break="strict"/>
    </style:style>
    <style:style style:name="P14" style:family="paragraph">
      <style:paragraph-properties fo:margin-left="0cm" fo:margin-right="0cm" fo:line-height="100%" fo:text-align="end" text:enable-numbering="false" fo:text-indent="0cm" style:line-break="strict" style:writing-mode="lr-tb"/>
      <style:text-properties fo:font-size="24pt"/>
    </style:style>
    <style:style style:name="P15" style:family="paragraph">
      <style:paragraph-properties fo:margin-left="0cm" fo:margin-right="0cm" fo:line-height="100%" text:enable-numbering="false" fo:text-indent="0cm" style:line-break="strict"/>
    </style:style>
    <style:style style:name="P16" style:family="paragraph">
      <style:paragraph-properties fo:margin-left="0cm" fo:margin-right="0cm" fo:line-height="100%" fo:text-align="center" text:enable-numbering="false" fo:text-indent="0cm" style:line-break="strict" style:writing-mode="lr-tb"/>
      <style:text-properties fo:font-size="24pt"/>
    </style:style>
    <style:style style:name="P17" style:family="paragraph">
      <style:paragraph-properties fo:margin-left="0cm" fo:margin-right="0cm" fo:line-height="100%" fo:text-align="center" text:enable-numbering="false" fo:text-indent="0cm" style:line-break="strict"/>
    </style:style>
    <style:style style:name="P18" style:family="paragraph">
      <style:paragraph-properties fo:margin-left="1.195cm" fo:margin-right="0cm" fo:text-indent="-0.9cm"/>
    </style:style>
    <style:style style:name="P19" style:family="paragraph">
      <style:paragraph-properties fo:margin-left="2.394cm" fo:margin-right="0cm" fo:text-indent="-0.794cm"/>
    </style:style>
    <style:style style:name="P20" style:family="paragraph">
      <style:paragraph-properties fo:margin-left="3.593cm" fo:margin-right="0cm" fo:text-indent="-0.599cm"/>
    </style:style>
    <style:style style:name="P21" style:family="paragraph">
      <style:paragraph-properties fo:margin-left="4.793cm" fo:margin-right="0cm" fo:text-indent="-0.595cm"/>
    </style:style>
    <style:style style:name="P22" style:family="paragraph">
      <style:paragraph-properties fo:margin-left="5.992cm" fo:margin-right="0cm" fo:text-indent="-0.599cm"/>
    </style:style>
    <style:style style:name="P23" style:family="paragraph">
      <style:paragraph-properties fo:margin-left="5.4cm" fo:margin-right="0cm" fo:text-indent="-0.6cm"/>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Standard" style:page-layout-name="PM0" draw:style-name="dp1">
      <office:forms form:automatic-focus="false" form:apply-design-mode="false"/>
      <draw:frame draw:style-name="gr1" draw:text-style-name="P1" draw:layer="backgroundobjects" svg:width="9.987cm" svg:height="1.554cm" svg:x="19.677cm" svg:y="0.132cm">
        <draw:image xlink:href="Pictures/10000000000001820000003EF55E70A3.jpg" xlink:type="simple" xlink:show="embed" xlink:actuate="onLoad">
          <text:p text:style-name="P2"/>
        </draw:image>
      </draw:frame>
      <draw:frame presentation:style-name="pr1" draw:text-style-name="P2" draw:layer="backgroundobjects" svg:width="23.649cm" svg:height="2.586cm" svg:x="3.034cm" svg:y="2.414cm" presentation:class="title">
        <draw:text-box>
          <text:p text:style-name="P2">Klicken Sie, um das Format des Titeltextes zu bearbeiten</text:p>
        </draw:text-box>
      </draw:frame>
      <draw:frame presentation:style-name="pr2" draw:text-style-name="P8" draw:layer="backgroundobjects" svg:width="23.649cm" svg:height="12.997cm" svg:x="3.034cm" svg:y="5.25cm" presentation:class="outline">
        <draw:text-box>
          <text:list text:style-name="L2">
            <text:list-item>
              <text:p text:style-name="P3">Klicken Sie, um die Formate des Gliederungstextes zu bearbeiten</text:p>
            </text:list-item>
          </text:list>
          <text:list text:style-name="L2">
            <text:list-item>
              <text:list>
                <text:list-item>
                  <text:p text:style-name="P4">Zweite Gliederungsebene</text:p>
                </text:list-item>
              </text:list>
            </text:list-item>
          </text:list>
          <text:list text:style-name="L2">
            <text:list-item>
              <text:list>
                <text:list-item>
                  <text:list>
                    <text:list-item>
                      <text:p text:style-name="P5">Dritte Gliederungsebene</text:p>
                    </text:list-item>
                  </text:list>
                </text:list-item>
              </text:list>
            </text:list-item>
          </text:list>
          <text:list text:style-name="L2">
            <text:list-item>
              <text:list>
                <text:list-item>
                  <text:list>
                    <text:list-item>
                      <text:list>
                        <text:list-item>
                          <text:p text:style-name="P6">Vierte Gliederungsebene</text:p>
                        </text:list-item>
                      </text:list>
                    </text:list-item>
                  </text:list>
                </text:list-item>
              </text:list>
            </text:list-item>
          </text:list>
          <text:list text:style-name="L2">
            <text:list-item>
              <text:list>
                <text:list-item>
                  <text:list>
                    <text:list-item>
                      <text:list>
                        <text:list-item>
                          <text:list>
                            <text:list-item>
                              <text:p text:style-name="P7">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Neunte Gliederungsebene</text:p>
                                </text:list-item>
                              </text:list>
                            </text:list-item>
                          </text:list>
                        </text:list-item>
                      </text:list>
                    </text:list-item>
                  </text:list>
                </text:list-item>
              </text:list>
            </text:list-item>
          </text:list>
        </draw:text-box>
      </draw:frame>
      <draw:line presentation:style-name="pr3" draw:text-style-name="P1" draw:layer="backgroundobjects" svg:x1="1.722cm" svg:y1="19.978cm" svg:x2="27.722cm" svg:y2="19.978cm">
        <text:p text:style-name="P2"/>
      </draw:line>
      <draw:frame draw:style-name="gr2" draw:text-style-name="P10" draw:layer="backgroundobjects" svg:width="2.86cm" svg:height="0.476cm" svg:x="25.069cm" svg:y="20.201cm">
        <draw:text-box>
          <text:p text:style-name="P9"><text:span text:style-name="T1">Seite </text:span><text:span text:style-name="T1"><text:page-number>&lt;Nummer&gt;</text:page-number></text:span><text:span text:style-name="T1"> <text:s/></text:span></text:p>
        </draw:text-box>
      </draw:frame>
      <draw:frame draw:style-name="gr3" draw:text-style-name="P2" draw:layer="backgroundobjects" svg:width="4.101cm" svg:height="0.497cm" svg:x="12.837cm" svg:y="20.201cm">
        <draw:text-box>
          <text:p text:style-name="P11"><text:span text:style-name="T1">Jan Ortmann</text:span></text:p>
        </draw:text-box>
      </draw:frame>
      <draw:rect draw:style-name="gr4" draw:text-style-name="P1" draw:layer="backgroundobjects" svg:width="19.483cm" svg:height="1.693cm" svg:x="0.001cm" svg:y="0.001cm">
        <text:p text:style-name="P2"/>
      </draw:rect>
      <presentation:notes style:page-layout-name="PM1">
        <office:forms form:automatic-focus="false" form:apply-design-mode="false"/>
        <draw:rect draw:style-name="gr5" draw:text-style-name="P1" draw:layer="backgroundobjects" svg:width="21cm" svg:height="29.7cm" svg:x="0cm" svg:y="0cm">
          <text:p text:style-name="P2"/>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0" draw:style-name="dp1">
      <draw:rect draw:style-name="gr4" draw:text-style-name="P1" draw:layer="backgroundobjects" svg:width="19.483cm" svg:height="1.693cm" svg:x="0cm" svg:y="0cm">
        <text:p text:style-name="P2"/>
      </draw:rect>
      <draw:frame draw:style-name="gr6" draw:text-style-name="P12" draw:layer="backgroundobjects" svg:width="10.399cm" svg:height="1.719cm" svg:x="19.201cm" svg:y="0.05cm">
        <draw:image xlink:href="Pictures/10000000000001980000006317A36752.png" xlink:type="simple" xlink:show="embed" xlink:actuate="onLoad">
          <text:p text:style-name="P2"/>
        </draw:image>
      </draw:frame>
      <draw:line draw:style-name="gr7" draw:text-style-name="P12" draw:layer="backgroundobjects" svg:x1="1.724cm" svg:y1="19.976cm" svg:x2="27.724cm" svg:y2="19.98cm">
        <text:p text:style-name="P2"/>
      </draw:line>
      <draw:rect draw:style-name="gr8" draw:text-style-name="P14" draw:layer="backgroundobjects" svg:width="1.993cm" svg:height="0.476cm" svg:x="25.947cm" svg:y="20.144cm">
        <text:p text:style-name="P13"><text:span text:style-name="T2">Seite </text:span><text:span text:style-name="T2"><text:page-number>&lt;Nummer&gt;</text:page-number></text:span><text:span text:style-name="T2"> <text:s/></text:span></text:p>
      </draw:rect>
      <draw:rect draw:style-name="gr9" draw:text-style-name="P16" draw:layer="backgroundobjects" svg:width="2.964cm" svg:height="0.498cm" svg:x="1.746cm" svg:y="20.095cm">
        <text:p text:style-name="P15"><text:span text:style-name="T2">27.02.2006</text:span></text:p>
      </draw:rect>
      <draw:rect draw:style-name="gr10" draw:text-style-name="P16" draw:layer="backgroundobjects" svg:width="4.101cm" svg:height="0.498cm" svg:x="13.101cm" svg:y="20.1cm">
        <text:p text:style-name="P17"><text:span text:style-name="T2">Martin Hinz</text:span></text:p>
      </draw:rect>
      <draw:frame presentation:style-name="faktor10-folien-title" draw:layer="backgroundobjects" svg:width="23.645cm" svg:height="3.488cm" svg:x="3.034cm" svg:y="2.412cm" presentation:class="title" presentation:placeholder="true">
        <draw:text-box/>
      </draw:frame>
      <draw:frame presentation:style-name="pr4" draw:text-style-name="P8" draw:layer="backgroundobjects" svg:width="23.645cm" svg:height="11.959cm" svg:x="3.034cm" svg:y="6.284cm" presentation:class="outline">
        <draw:text-box>
          <text:list text:style-name="L4">
            <text:list-item>
              <text:p text:style-name="P18">Klicken Sie, um die Formate des Gliederungstextes zu bearbeiten</text:p>
            </text:list-item>
          </text:list>
          <text:list text:style-name="L4">
            <text:list-item>
              <text:list>
                <text:list-item>
                  <text:p text:style-name="P19">Zweite Gliederungsebene</text:p>
                </text:list-item>
              </text:list>
            </text:list-item>
          </text:list>
          <text:list text:style-name="L4">
            <text:list-item>
              <text:list>
                <text:list-item>
                  <text:list>
                    <text:list-item>
                      <text:p text:style-name="P20">Dritte Gliederungsebene</text:p>
                    </text:list-item>
                  </text:list>
                </text:list-item>
              </text:list>
            </text:list-item>
          </text:list>
          <text:list text:style-name="L4">
            <text:list-item>
              <text:list>
                <text:list-item>
                  <text:list>
                    <text:list-item>
                      <text:list>
                        <text:list-item>
                          <text:p text:style-name="P21">Vierte Gliederungsebene</text:p>
                        </text:list-item>
                      </text:list>
                    </text:list-item>
                  </text:list>
                </text:list-item>
              </text:list>
            </text:list-item>
          </text:list>
          <text:list text:style-name="L4">
            <text:list-item>
              <text:list>
                <text:list-item>
                  <text:list>
                    <text:list-item>
                      <text:list>
                        <text:list-item>
                          <text:list>
                            <text:list-item>
                              <text:p text:style-name="P22">Fünfte Gliederungsebene</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22">Sechste Gliederungsebene</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22">Siebente Gliederungsebene</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22">Achte Gliederungsebene</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2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5" draw:text-style-name="P1" draw:layer="backgroundobjects" svg:width="21cm" svg:height="29.7cm" svg:x="-0.001cm" svg:y="-0.001cm">
          <text:p text:style-name="P2"/>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Faktor Zehn GmbH</dc:title>
    <dc:subject>Firmenpräsentation</dc:subject>
    <meta:creation-date>2004-09-21T08:30:09</meta:creation-date>
    <dc:creator>Peter Kuntz</dc:creator>
    <dc:date>2009-01-09T17:41:58</dc:date>
    <meta:printed-by>Martin Hinz</meta:printed-by>
    <meta:print-date>2006-05-24T11:34:02</meta:print-date>
    <dc:language>de-DE</dc:language>
    <meta:editing-cycles>286</meta:editing-cycles>
    <meta:editing-duration>P3DT7H25M37S</meta:editing-duration>
    <meta:user-defined meta:name="Info 1"/>
    <meta:user-defined meta:name="Info 2"/>
    <meta:user-defined meta:name="Info 3"/>
    <meta:user-defined meta:name="Info 4"/>
    <meta:document-statistic meta:object-count="280"/>
  </office:meta>
</office:document-meta>
</file>